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0"/>
    <style:style style:name="ce6" style:family="table-cell" style:parent-style-name="Default" style:data-style-name="N37"/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9" style:family="table-cell" style:parent-style-name="Default" style:data-style-name="N30">
      <style:text-properties style:font-name="Arial Unicode MS" style:font-name-asian="Arial Unicode MS" style:font-name-complex="Arial Unicode MS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0.820208333333333cm" style:use-optimal-column-width="true"/>
    </style:style>
    <style:style style:name="co7" style:family="table-column">
      <style:table-column-properties fo:break-before="auto" style:column-width="1.53458333333333cm" style:use-optimal-column-width="true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draw:stroke="solid" svg:stroke-color="#000000" draw:auto-grow-width="false" draw:auto-grow-height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stroke="solid" svg:stroke-color="#000000" draw:auto-grow-width="false" draw:auto-grow-height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ute_Standard" table:style-name="ta1">
        <table:shapes>
          <draw:custom-shape svg:x="0in" svg:y="0in" svg:width="1in" svg:height="1in" draw:z-index="1" draw:id="id0" draw:style-name="a2" draw:name="Comment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3" svg:x="1.59375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yamaha.com/en/musical_instrument_guide/flute/play/play002.html</text:span><text:span text:style-name="T3"/></text:p>
              <text:p><text:span text:style-name="T3">http://flute.fingerings.info/howto.html#models</text:span><text:span text:style-name="T3"/></text:p>
              <text:p><text:span text:style-name="T3"/></text:p>
              <text:p><text:span text:style-name="T3">Where 1 stands for key depressed fully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4">
            <text:p>\uE006</text:p>
          </table:table-cell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style-name="ce4"/>
          <table:table-cell office:value-type="string" table:style-name="ce4">
            <text:p>\uE00C</text:p>
          </table:table-cell>
          <table:table-cell office:value-type="string" table:style-name="ce4">
            <text:p>\uE00D</text:p>
          </table:table-cell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office:value-type="string" table:style-name="ce4">
            <text:p>\uE017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office:string-value="\uE000\uE001\uE002" table:formula="of:=&quot;\uE000\uE001\uE002&quot;" table:style-name="ce5">
            <text:p>\uE000\uE001\uE00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B3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V3]-69)/12)*440" table:style-name="ce4">
            <text:p><text:s/>247<text:s/></text:p>
          </table:table-cell>
          <table:table-cell office:value-type="string" office:string-value="\uE007\uE008\uE009\uE00A\uE00E\uE010\uE012\uE014\uE015\uE016" table:formula="of:=COM.MICROSOFT.CONCAT([.B3:.T3])" table:style-name="ce5">
            <text:p>\uE007\uE008\uE009\uE00A\uE00E\uE010\uE012\uE014\uE015\uE016</text:p>
          </table:table-cell>
          <table:table-cell office:value-type="string" office:string-value="'\uE007\uE008\uE009\uE00A\uE00E\uE010\uE012\uE014\uE015\uE016'," table:formula="of:=&quot;'&quot;&amp;[.X3]&amp;&quot;',&quot;" table:style-name="ce1">
            <text:p>'\uE007\uE008\uE009\uE00A\uE00E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V4]-69)/12)*440" table:style-name="ce4">
            <text:p><text:s/>262<text:s/></text:p>
          </table:table-cell>
          <table:table-cell office:value-type="string" office:string-value="\uE007\uE008\uE009\uE00A\uE00E\uE010\uE012\uE014\uE015" table:formula="of:=COM.MICROSOFT.CONCAT([.B4:.T4])" table:style-name="ce5">
            <text:p>\uE007\uE008\uE009\uE00A\uE00E\uE010\uE012\uE014\uE015</text:p>
          </table:table-cell>
          <table:table-cell office:value-type="string" office:string-value="'\uE007\uE008\uE009\uE00A\uE00E\uE010\uE012\uE014\uE015\uE016','\uE007\uE008\uE009\uE00A\uE00E\uE010\uE012\uE014\uE015'," table:formula="of:=[.Y3]&amp;&quot;'&quot;&amp;[.X4]&amp;&quot;',&quot;" table:style-name="ce1">
            <text:p>'\uE007\uE008\uE009\uE00A\uE00E\uE010\uE012\uE014\uE015\uE016','\uE007\uE008\uE009\uE00A\uE00E\uE010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4/D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V5]-69)/12)*440" table:style-name="ce4">
            <text:p><text:s/>277<text:s/></text:p>
          </table:table-cell>
          <table:table-cell office:value-type="string" office:string-value="\uE007\uE008\uE009\uE00A\uE00E\uE010\uE012\uE014" table:formula="of:=COM.MICROSOFT.CONCAT([.B5:.T5])" table:style-name="ce5">
            <text:p>\uE007\uE008\uE009\uE00A\uE00E\uE010\uE012\uE014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" table:formula="of:=[.Y4]&amp;&quot;'&quot;&amp;[.X5]&amp;&quot;',&quot;" table:style-name="ce1">
            <text:p>'\uE007\uE008\uE009\uE00A\uE00E\uE010\uE012\uE014\uE015\uE016','\uE007\uE008\uE009\uE00A\uE00E\uE010\uE012\uE014\uE015','\uE007\uE008\uE009\uE00A\uE00E\uE010\uE012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table:number-columns-repeated="4" table:style-name="ce4"/>
          <table:table-cell table:style-name="ce6"/>
          <table:table-cell office:value-type="float" office:value="62" table:style-name="ce3">
            <text:p>62</text:p>
          </table:table-cell>
          <table:table-cell office:value-type="float" office:value="293.66476791740757" table:formula="of:=POWER(2;([.V6]-69)/12)*440" table:style-name="ce4">
            <text:p><text:s/>294<text:s/></text:p>
          </table:table-cell>
          <table:table-cell office:value-type="string" office:string-value="\uE007\uE008\uE009\uE00A\uE00E\uE010\uE012" table:formula="of:=COM.MICROSOFT.CONCAT([.B6:.T6])" table:style-name="ce7">
            <text:p>\uE007\uE008\uE009\uE00A\uE00E\uE010\uE012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" table:formula="of:=[.Y5]&amp;&quot;'&quot;&amp;[.X6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4/E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V7]-69)/12)*440" table:style-name="ce4">
            <text:p><text:s/>311<text:s/></text:p>
          </table:table-cell>
          <table:table-cell office:value-type="string" office:string-value="\uE007\uE008\uE009\uE00A\uE00E\uE010\uE012\uE013" table:formula="of:=COM.MICROSOFT.CONCAT([.B7:.T7])" table:style-name="ce5">
            <text:p>\uE007\uE008\uE009\uE00A\uE00E\uE010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" table:formula="of:=[.Y6]&amp;&quot;'&quot;&amp;[.X7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V8]-69)/12)*440" table:style-name="ce4">
            <text:p><text:s/>330<text:s/></text:p>
          </table:table-cell>
          <table:table-cell office:value-type="string" office:string-value="\uE007\uE008\uE009\uE00A\uE00E\uE010\uE013" table:formula="of:=COM.MICROSOFT.CONCAT([.B8:.T8])" table:style-name="ce5">
            <text:p>\uE007\uE008\uE009\uE00A\uE00E\uE010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" table:formula="of:=[.Y7]&amp;&quot;'&quot;&amp;[.X8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V9]-69)/12)*440" table:style-name="ce4">
            <text:p><text:s/>349<text:s/></text:p>
          </table:table-cell>
          <table:table-cell office:value-type="string" office:string-value="\uE007\uE008\uE009\uE00A\uE00E\uE013" table:formula="of:=COM.MICROSOFT.CONCAT([.B9:.T9])" table:style-name="ce5">
            <text:p>\uE007\uE008\uE009\uE00A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" table:formula="of:=[.Y8]&amp;&quot;'&quot;&amp;[.X9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4/G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V10]-69)/12)*440" table:style-name="ce4">
            <text:p><text:s/>370<text:s/></text:p>
          </table:table-cell>
          <table:table-cell office:value-type="string" office:string-value="\uE007\uE008\uE009\uE00A\uE012\uE013" table:formula="of:=COM.MICROSOFT.CONCAT([.B10:.T10])" table:style-name="ce5">
            <text:p>\uE007\uE008\uE009\uE00A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" table:formula="of:=[.Y9]&amp;&quot;'&quot;&amp;[.X10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V11]-69)/12)*440" table:style-name="ce4">
            <text:p><text:s/>392<text:s/></text:p>
          </table:table-cell>
          <table:table-cell office:value-type="string" office:string-value="\uE007\uE008\uE009\uE00A\uE013" table:formula="of:=COM.MICROSOFT.CONCAT([.B11:.T11])" table:style-name="ce5">
            <text:p>\uE007\uE008\uE009\uE00A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" table:formula="of:=[.Y10]&amp;&quot;'&quot;&amp;[.X11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4/A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V12]-69)/12)*440" table:style-name="ce4">
            <text:p><text:s/>415<text:s/></text:p>
          </table:table-cell>
          <table:table-cell office:value-type="string" office:string-value="\uE007\uE008\uE009\uE00A\uE00B\uE013" table:formula="of:=COM.MICROSOFT.CONCAT([.B12:.T12])" table:style-name="ce5">
            <text:p>\uE007\uE008\uE009\uE00A\uE00B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" table:formula="of:=[.Y11]&amp;&quot;'&quot;&amp;[.X12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9" table:style-name="ce1">
            <text:p>69</text:p>
          </table:table-cell>
          <table:table-cell office:value-type="float" office:value="440" table:formula="of:=POWER(2;([.V13]-69)/12)*440" table:style-name="ce4">
            <text:p><text:s/>440<text:s/></text:p>
          </table:table-cell>
          <table:table-cell office:value-type="string" office:string-value="\uE007\uE008\uE009\uE013" table:formula="of:=COM.MICROSOFT.CONCAT([.B13:.T13])" table:style-name="ce5">
            <text:p>\uE007\uE008\uE009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12]&amp;&quot;'&quot;&amp;[.X13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4/B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V14]-69)/12)*440" table:style-name="ce4">
            <text:p><text:s/>466<text:s/></text:p>
          </table:table-cell>
          <table:table-cell office:value-type="string" office:string-value="\uE007\uE008\uE00E\uE013" table:formula="of:=COM.MICROSOFT.CONCAT([.B14:.T14])" table:style-name="ce5">
            <text:p>\uE007\uE008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13]&amp;&quot;'&quot;&amp;[.X14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V15]-69)/12)*440" table:style-name="ce4">
            <text:p><text:s/>494<text:s/></text:p>
          </table:table-cell>
          <table:table-cell office:value-type="string" office:string-value="\uE007\uE008\uE013" table:formula="of:=COM.MICROSOFT.CONCAT([.B15:.T15])" table:style-name="ce5">
            <text:p>\uE007\uE008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14]&amp;&quot;'&quot;&amp;[.X15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V16]-69)/12)*440" table:style-name="ce4">
            <text:p><text:s/>523<text:s/></text:p>
          </table:table-cell>
          <table:table-cell office:value-type="string" office:string-value="\uE008\uE013" table:formula="of:=COM.MICROSOFT.CONCAT([.B16:.T16])" table:style-name="ce5">
            <text:p>\uE008\uE013</text:p>
          </table:table-cell>
          <table:table-cell office:value-type="string" office:string-value="'\uE008\uE013'," table:formula="of:=&quot;'&quot;&amp;[.X16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V17]-69)/12)*440" table:style-name="ce4">
            <text:p><text:s/>554<text:s/></text:p>
          </table:table-cell>
          <table:table-cell office:value-type="string" office:string-value="\uE013" table:formula="of:=COM.MICROSOFT.CONCAT([.B17:.T17])" table:style-name="ce5">
            <text:p>\uE013</text:p>
          </table:table-cell>
          <table:table-cell office:value-type="string" office:string-value="'\uE008\uE013','\uE013'," table:formula="of:=[.Y16]&amp;&quot;'&quot;&amp;[.X17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number-columns-repeated="5" table:style-name="ce1"/>
          <table:table-cell table:style-name="ce6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V18]-69)/12)*440" table:style-name="ce4">
            <text:p><text:s/>587<text:s/></text:p>
          </table:table-cell>
          <table:table-cell office:value-type="string" office:string-value="\uE007\uE009\uE00A\uE00E\uE010\uE012" table:formula="of:=COM.MICROSOFT.CONCAT([.B18:.T18])" table:style-name="ce5">
            <text:p>\uE007\uE009\uE00A\uE00E\uE010\uE012</text:p>
          </table:table-cell>
          <table:table-cell office:value-type="string" office:string-value="'\uE008\uE013','\uE013','\uE007\uE009\uE00A\uE00E\uE010\uE012'," table:formula="of:=[.Y17]&amp;&quot;'&quot;&amp;[.X18]&amp;&quot;',&quot;" table:style-name="ce1">
            <text:p>'\uE008\uE013','\uE013','\uE007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5/Eb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V19]-69)/12)*440" table:style-name="ce4">
            <text:p><text:s/>622<text:s/></text:p>
          </table:table-cell>
          <table:table-cell office:value-type="string" office:string-value="\uE007\uE009\uE00A\uE00E\uE010\uE012\uE013" table:formula="of:=COM.MICROSOFT.CONCAT([.B19:.T19])" table:style-name="ce5">
            <text:p>\uE007\uE009\uE00A\uE00E\uE010\uE012\uE013</text:p>
          </table:table-cell>
          <table:table-cell office:value-type="string" office:string-value="'\uE008\uE013','\uE013','\uE007\uE009\uE00A\uE00E\uE010\uE012','\uE007\uE009\uE00A\uE00E\uE010\uE012\uE013'," table:formula="of:=[.Y18]&amp;&quot;'&quot;&amp;[.X19]&amp;&quot;',&quot;" table:style-name="ce1">
            <text:p>'\uE008\uE013','\uE013','\uE007\uE009\uE00A\uE00E\uE010\uE012','\uE007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V20]-69)/12)*440" table:style-name="ce4">
            <text:p><text:s/>659<text:s/></text:p>
          </table:table-cell>
          <table:table-cell office:value-type="string" office:string-value="\uE007\uE008\uE009\uE00A\uE00E\uE010\uE013" table:formula="of:=COM.MICROSOFT.CONCAT([.B20:.T20])" table:style-name="ce5">
            <text:p>\uE007\uE008\uE009\uE00A\uE00E\uE010\uE013</text:p>
          </table:table-cell>
          <table:table-cell office:value-type="string" office:string-value="'\uE008\uE013','\uE013','\uE007\uE009\uE00A\uE00E\uE010\uE012','\uE007\uE009\uE00A\uE00E\uE010\uE012\uE013','\uE007\uE008\uE009\uE00A\uE00E\uE010\uE013'," table:formula="of:=[.Y19]&amp;&quot;'&quot;&amp;[.X20]&amp;&quot;',&quot;" table:style-name="ce1">
            <text:p>'\uE008\uE013','\uE013','\uE007\uE009\uE00A\uE00E\uE010\uE012','\uE007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V21]-69)/12)*440" table:style-name="ce4">
            <text:p><text:s/>698<text:s/></text:p>
          </table:table-cell>
          <table:table-cell office:value-type="string" office:string-value="\uE007\uE008\uE009\uE00A\uE00E\uE013" table:formula="of:=COM.MICROSOFT.CONCAT([.B21:.T21])" table:style-name="ce5">
            <text:p>\uE007\uE008\uE009\uE00A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" table:formula="of:=[.Y20]&amp;&quot;'&quot;&amp;[.X21]&amp;&quot;',&quot;" table:style-name="ce1">
            <text:p>'\uE008\uE013','\uE013','\uE007\uE009\uE00A\uE00E\uE010\uE012','\uE007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5/G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8" table:style-name="ce1">
            <text:p>78</text:p>
          </table:table-cell>
          <table:table-cell office:value-type="float" office:value="739.9888454232688" table:formula="of:=POWER(2;([.V22]-69)/12)*440" table:style-name="ce4">
            <text:p><text:s/>740<text:s/></text:p>
          </table:table-cell>
          <table:table-cell office:value-type="string" office:string-value="\uE007\uE008\uE009\uE00A\uE012\uE013" table:formula="of:=COM.MICROSOFT.CONCAT([.B22:.T22])" table:style-name="ce5">
            <text:p>\uE007\uE008\uE009\uE00A\uE012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" table:formula="of:=[.Y21]&amp;&quot;'&quot;&amp;[.X22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V23]-69)/12)*440" table:style-name="ce4">
            <text:p><text:s/>784<text:s/></text:p>
          </table:table-cell>
          <table:table-cell office:value-type="string" office:string-value="\uE007\uE008\uE009\uE00A\uE013" table:formula="of:=COM.MICROSOFT.CONCAT([.B23:.T23])" table:style-name="ce5">
            <text:p>\uE007\uE008\uE009\uE00A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" table:formula="of:=[.Y22]&amp;&quot;'&quot;&amp;[.X23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5/A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V24]-69)/12)*440" table:style-name="ce4">
            <text:p><text:s/>831<text:s/></text:p>
          </table:table-cell>
          <table:table-cell office:value-type="string" office:string-value="\uE007\uE008\uE009\uE00A\uE00B\uE013" table:formula="of:=COM.MICROSOFT.CONCAT([.B24:.T24])" table:style-name="ce5">
            <text:p>\uE007\uE008\uE009\uE00A\uE00B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" table:formula="of:=[.Y23]&amp;&quot;'&quot;&amp;[.X24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1" table:style-name="ce1">
            <text:p>81</text:p>
          </table:table-cell>
          <table:table-cell office:value-type="float" office:value="880" table:formula="of:=POWER(2;([.V25]-69)/12)*440" table:style-name="ce4">
            <text:p><text:s/>880<text:s/></text:p>
          </table:table-cell>
          <table:table-cell office:value-type="string" office:string-value="\uE007\uE008\uE009\uE013" table:formula="of:=COM.MICROSOFT.CONCAT([.B25:.T25])" table:style-name="ce5">
            <text:p>\uE007\uE008\uE009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24]&amp;&quot;'&quot;&amp;[.X25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5/B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V26]-69)/12)*440" table:style-name="ce4">
            <text:p><text:s/>932<text:s/></text:p>
          </table:table-cell>
          <table:table-cell office:value-type="string" office:string-value="\uE007\uE008\uE00E\uE013" table:formula="of:=COM.MICROSOFT.CONCAT([.B26:.T26])" table:style-name="ce5">
            <text:p>\uE007\uE008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25]&amp;&quot;'&quot;&amp;[.X26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V27]-69)/12)*440" table:style-name="ce4">
            <text:p><text:s/>988<text:s/></text:p>
          </table:table-cell>
          <table:table-cell office:value-type="string" office:string-value="\uE007\uE008\uE013" table:formula="of:=COM.MICROSOFT.CONCAT([.B27:.T27])" table:style-name="ce5">
            <text:p>\uE007\uE008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26]&amp;&quot;'&quot;&amp;[.X27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V28]-69)/12)*440" table:style-name="ce4">
            <text:p><text:s/>1.047<text:s/></text:p>
          </table:table-cell>
          <table:table-cell office:value-type="string" office:string-value="\uE008\uE013" table:formula="of:=COM.MICROSOFT.CONCAT([.B28:.T28])" table:style-name="ce5">
            <text:p>\uE008\uE013</text:p>
          </table:table-cell>
          <table:table-cell office:value-type="string" office:string-value="'\uE008\uE013'," table:formula="of:=&quot;'&quot;&amp;[.X28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V29]-69)/12)*440" table:style-name="ce4">
            <text:p><text:s/>1.109<text:s/></text:p>
          </table:table-cell>
          <table:table-cell office:value-type="string" office:string-value="\uE013" table:formula="of:=COM.MICROSOFT.CONCAT([.B29:.T29])" table:style-name="ce5">
            <text:p>\uE013</text:p>
          </table:table-cell>
          <table:table-cell office:value-type="string" office:string-value="'\uE008\uE013','\uE013'," table:formula="of:=[.Y28]&amp;&quot;'&quot;&amp;[.X29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V30]-69)/12)*440" table:style-name="ce4">
            <text:p><text:s/>1.175<text:s/></text:p>
          </table:table-cell>
          <table:table-cell office:value-type="string" office:string-value="\uE007\uE009\uE00A\uE013" table:formula="of:=COM.MICROSOFT.CONCAT([.B30:.T30])" table:style-name="ce5">
            <text:p>\uE007\uE009\uE00A\uE013</text:p>
          </table:table-cell>
          <table:table-cell office:value-type="string" office:string-value="'\uE008\uE013','\uE013','\uE007\uE009\uE00A\uE013'," table:formula="of:=[.Y29]&amp;&quot;'&quot;&amp;[.X30]&amp;&quot;',&quot;" table:style-name="ce1">
            <text:p>'\uE008\uE013','\uE013','\uE007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6/E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V31]-69)/12)*440" table:style-name="ce4">
            <text:p><text:s/>1.245<text:s/></text:p>
          </table:table-cell>
          <table:table-cell office:value-type="string" office:string-value="\uE007\uE008\uE009\uE00A\uE00B\uE00E\uE010\uE012\uE013" table:formula="of:=COM.MICROSOFT.CONCAT([.B31:.T31])" table:style-name="ce5">
            <text:p>\uE007\uE008\uE009\uE00A\uE00B\uE00E\uE010\uE012\uE013</text:p>
          </table:table-cell>
          <table:table-cell office:value-type="string" office:string-value="'\uE008\uE013','\uE013','\uE007\uE009\uE00A\uE013','\uE007\uE008\uE009\uE00A\uE00B\uE00E\uE010\uE012\uE013'," table:formula="of:=[.Y30]&amp;&quot;'&quot;&amp;[.X31]&amp;&quot;',&quot;" table:style-name="ce1">
            <text:p>'\uE008\uE013','\uE013','\uE007\uE009\uE00A\uE013','\uE007\uE008\uE009\uE00A\uE00B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V32]-69)/12)*440" table:style-name="ce4">
            <text:p><text:s/>1.319<text:s/></text:p>
          </table:table-cell>
          <table:table-cell office:value-type="string" office:string-value="\uE007\uE008\uE009\uE00E\uE010\uE013" table:formula="of:=COM.MICROSOFT.CONCAT([.B32:.T32])" table:style-name="ce5">
            <text:p>\uE007\uE008\uE009\uE00E\uE010\uE013</text:p>
          </table:table-cell>
          <table:table-cell office:value-type="string" office:string-value="'\uE008\uE013','\uE013','\uE007\uE009\uE00A\uE013','\uE007\uE008\uE009\uE00A\uE00B\uE00E\uE010\uE012\uE013','\uE007\uE008\uE009\uE00E\uE010\uE013'," table:formula="of:=[.Y31]&amp;&quot;'&quot;&amp;[.X32]&amp;&quot;',&quot;" table:style-name="ce1">
            <text:p>'\uE008\uE013','\uE013','\uE007\uE009\uE00A\uE013','\uE007\uE008\uE009\uE00A\uE00B\uE00E\uE010\uE012\uE013','\uE007\uE008\uE009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V33]-69)/12)*440" table:style-name="ce4">
            <text:p><text:s/>1.397<text:s/></text:p>
          </table:table-cell>
          <table:table-cell office:value-type="string" office:string-value="\uE007\uE008\uE00A\uE00E\uE013" table:formula="of:=COM.MICROSOFT.CONCAT([.B33:.T33])" table:style-name="ce5">
            <text:p>\uE007\uE008\uE00A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" table:formula="of:=[.Y32]&amp;&quot;'&quot;&amp;[.X33]&amp;&quot;',&quot;" table:style-name="ce1">
            <text:p>'\uE008\uE013','\uE013','\uE007\uE009\uE00A\uE013','\uE007\uE008\uE009\uE00A\uE00B\uE00E\uE010\uE012\uE013','\uE007\uE008\uE009\uE00E\uE010\uE013','\uE007\uE008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6/G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V34]-69)/12)*440" table:style-name="ce4">
            <text:p><text:s/>1.480<text:s/></text:p>
          </table:table-cell>
          <table:table-cell office:value-type="string" office:string-value="\uE007\uE008\uE00A\uE012\uE013" table:formula="of:=COM.MICROSOFT.CONCAT([.B34:.T34])" table:style-name="ce5">
            <text:p>\uE007\uE008\uE00A\uE012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" table:formula="of:=[.Y33]&amp;&quot;'&quot;&amp;[.X34]&amp;&quot;',&quot;" table:style-name="ce1">
            <text:p>'\uE008\uE013','\uE013','\uE007\uE009\uE00A\uE013','\uE007\uE008\uE009\uE00A\uE00B\uE00E\uE010\uE012\uE013','\uE007\uE008\uE009\uE00E\uE010\uE013','\uE007\uE008\uE00A\uE00E\uE013','\uE007\uE008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V35]-69)/12)*440" table:style-name="ce4">
            <text:p><text:s/>1.568<text:s/></text:p>
          </table:table-cell>
          <table:table-cell office:value-type="string" office:string-value="\uE008\uE009\uE00A\uE013" table:formula="of:=COM.MICROSOFT.CONCAT([.B35:.T35])" table:style-name="ce5">
            <text:p>\uE008\uE009\uE00A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" table:formula="of:=[.Y34]&amp;&quot;'&quot;&amp;[.X35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V36]-69)/12)*440" table:style-name="ce4">
            <text:p><text:s/>1.661<text:s/></text:p>
          </table:table-cell>
          <table:table-cell office:value-type="string" office:string-value="\uE009\uE00A\uE00B\uE013" table:formula="of:=COM.MICROSOFT.CONCAT([.B36:.T36])" table:style-name="ce5">
            <text:p>\uE009\uE00A\uE00B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" table:formula="of:=[.Y35]&amp;&quot;'&quot;&amp;[.X36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3" table:style-name="ce1">
            <text:p>93</text:p>
          </table:table-cell>
          <table:table-cell office:value-type="float" office:value="1760" table:formula="of:=POWER(2;([.V37]-69)/12)*440" table:style-name="ce4">
            <text:p><text:s/>1.760<text:s/></text:p>
          </table:table-cell>
          <table:table-cell office:value-type="string" office:string-value="\uE007\uE009\uE00E\uE013" table:formula="of:=COM.MICROSOFT.CONCAT([.B37:.T37])" table:style-name="ce5">
            <text:p>\uE007\uE009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" table:formula="of:=[.Y36]&amp;&quot;'&quot;&amp;[.X37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6/Bb6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7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8" table:style-name="ce1"/>
          <table:table-cell table:style-name="ce6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V38]-69)/12)*440" table:style-name="ce4">
            <text:p><text:s/>1.865<text:s/></text:p>
          </table:table-cell>
          <table:table-cell office:value-type="string" office:string-value="\uE007\uE00E\uE00F" table:formula="of:=COM.MICROSOFT.CONCAT([.B38:.T38])" table:style-name="ce5">
            <text:p>\uE007\uE00E\uE00F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" table:formula="of:=[.Y37]&amp;&quot;'&quot;&amp;[.X38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7" table:style-name="ce1"/>
          <table:table-cell office:value-type="string" table:style-name="ce4">
            <text:p>\uE011</text:p>
          </table:table-cell>
          <table:table-cell table:number-columns-repeated="6" table:style-name="ce1"/>
          <table:table-cell table:style-name="ce6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V39]-69)/12)*440" table:style-name="ce4">
            <text:p><text:s/>1.976<text:s/></text:p>
          </table:table-cell>
          <table:table-cell office:value-type="string" office:string-value="\uE007\uE008\uE00A\uE011" table:formula="of:=COM.MICROSOFT.CONCAT([.B39:.T39])" table:style-name="ce5">
            <text:p>\uE007\uE008\uE00A\uE011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" table:formula="of:=[.Y38]&amp;&quot;'&quot;&amp;[.X39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9" table:style-name="ce1"/>
          <table:table-cell table:style-name="ce6"/>
          <table:table-cell office:value-type="float" office:value="96" table:style-name="ce3">
            <text:p>96</text:p>
          </table:table-cell>
          <table:table-cell office:value-type="float" office:value="2093.004522404789" table:formula="of:=POWER(2;([.V40]-69)/12)*440" table:style-name="ce4">
            <text:p><text:s/>2.093<text:s/></text:p>
          </table:table-cell>
          <table:table-cell office:value-type="string" office:string-value="\uE008\uE009\uE00A\uE00B\uE00E" table:formula="of:=COM.MICROSOFT.CONCAT([.B40:.T40])" table:style-name="ce7">
            <text:p>\uE008\uE009\uE00A\uE00B\uE00E</text:p>
          </table:table-cell>
          <table:table-cell office:value-type="string" office:string-value="'\uE008\uE009\uE00A\uE00B\uE00E'," table:formula="of:=&quot;'&quot;&amp;[.X40]&amp;&quot;',&quot;" table:style-name="ce1">
            <text:p>'\uE008\uE009\uE00A\uE00B\uE00E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V41]-69)/12)*440" table:style-name="ce4">
            <text:p><text:s/>2.217<text:s/></text:p>
          </table:table-cell>
          <table:table-cell office:value-type="string" office:string-value="\uE009\uE00E\uE012\uE014\uE015" table:formula="of:=COM.MICROSOFT.CONCAT([.B41:.T41])" table:style-name="ce5">
            <text:p>\uE009\uE00E\uE012\uE014\uE015</text:p>
          </table:table-cell>
          <table:table-cell office:value-type="string" office:string-value="'\uE008\uE009\uE00A\uE00B\uE00E','\uE009\uE00E\uE012\uE014\uE015'," table:formula="of:=[.Y40]&amp;&quot;'&quot;&amp;[.X41]&amp;&quot;',&quot;" table:style-name="ce1">
            <text:p>'\uE008\uE009\uE00A\uE00B\uE00E','\uE009\uE00E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4" table:style-name="ce1"/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V42]-69)/12)*440" table:style-name="ce4">
            <text:p><text:s/>2.349<text:s/></text:p>
          </table:table-cell>
          <table:table-cell office:value-type="string" office:string-value="\uE007\uE009\uE00A\uE00E\uE010\uE015" table:formula="of:=COM.MICROSOFT.CONCAT([.B42:.T42])" table:style-name="ce5">
            <text:p>\uE007\uE009\uE00A\uE00E\uE010\uE015</text:p>
          </table:table-cell>
          <table:table-cell office:value-type="string" office:string-value="'\uE008\uE009\uE00A\uE00B\uE00E','\uE009\uE00E\uE012\uE014\uE015','\uE007\uE009\uE00A\uE00E\uE010\uE015'," table:formula="of:=[.Y41]&amp;&quot;'&quot;&amp;[.X42]&amp;&quot;',&quot;" table:style-name="ce1">
            <text:p>'\uE008\uE009\uE00A\uE00B\uE00E','\uE009\uE00E\uE012\uE014\uE015','\uE007\uE009\uE00A\uE00E\uE010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7/E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2"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4"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V43]-69)/12)*440" table:style-name="ce4">
            <text:p><text:s/>2.489<text:s/></text:p>
          </table:table-cell>
          <table:table-cell office:value-type="string" office:string-value="\uE007\uE00A\uE00E\uE00F\uE014\uE015" table:formula="of:=COM.MICROSOFT.CONCAT([.B43:.T43])" table:style-name="ce5">
            <text:p>\uE007\uE00A\uE00E\uE00F\uE014\uE015</text:p>
          </table:table-cell>
          <table:table-cell office:value-type="string" office:string-value="'\uE008\uE009\uE00A\uE00B\uE00E','\uE009\uE00E\uE012\uE014\uE015','\uE007\uE009\uE00A\uE00E\uE010\uE015','\uE007\uE00A\uE00E\uE00F\uE014\uE015'," table:formula="of:=[.Y42]&amp;&quot;'&quot;&amp;[.X43]&amp;&quot;',&quot;" table:style-name="ce1">
            <text:p>'\uE008\uE009\uE00A\uE00B\uE00E','\uE009\uE00E\uE012\uE014\uE015','\uE007\uE009\uE00A\uE00E\uE010\uE015','\uE007\uE00A\uE00E\uE00F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table:number-columns-repeated="2" table:style-name="ce1"/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V44]-69)/12)*440" table:style-name="ce4">
            <text:p><text:s/>2.637<text:s/></text:p>
          </table:table-cell>
          <table:table-cell office:value-type="string" office:string-value="\uE007\uE009\uE00A\uE00B\uE00F\uE011\uE012\uE015\uE016" table:formula="of:=COM.MICROSOFT.CONCAT([.B44:.T44])" table:style-name="ce5">
            <text:p>\uE007\uE009\uE00A\uE00B\uE00F\uE011\uE012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" table:formula="of:=[.Y43]&amp;&quot;'&quot;&amp;[.X44]&amp;&quot;',&quot;" table:style-name="ce1">
            <text:p>'\uE008\uE009\uE00A\uE00B\uE00E','\uE009\uE00E\uE012\uE014\uE015','\uE007\uE009\uE00A\uE00E\uE010\uE015','\uE007\uE00A\uE00E\uE00F\uE014\uE015','\uE007\uE009\uE00A\uE00B\uE00F\uE011\uE012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8"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V45]-69)/12)*440" table:style-name="ce4">
            <text:p><text:s/>2.794<text:s/></text:p>
          </table:table-cell>
          <table:table-cell office:value-type="string" office:string-value="\uE009\uE011\uE012\uE013\uE014" table:formula="of:=COM.MICROSOFT.CONCAT([.B45:.T45])" table:style-name="ce5">
            <text:p>\uE009\uE011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" table:formula="of:=[.Y44]&amp;&quot;'&quot;&amp;[.X45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7/G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3" table:style-name="ce1"/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V46]-69)/12)*440" table:style-name="ce4">
            <text:p><text:s/>2.960<text:s/></text:p>
          </table:table-cell>
          <table:table-cell office:value-type="string" office:string-value="\uE007\uE00B\uE00E\uE012\uE013\uE014" table:formula="of:=COM.MICROSOFT.CONCAT([.B46:.T46])" table:style-name="ce5">
            <text:p>\uE007\uE00B\uE00E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" table:formula="of:=[.Y45]&amp;&quot;'&quot;&amp;[.X46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number-columns-repeated="7" table:style-name="ce1"/>
          <table:table-cell table:style-name="ce6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V47]-69)/12)*440" table:style-name="ce4">
            <text:p><text:s/>3.136<text:s/></text:p>
          </table:table-cell>
          <table:table-cell office:value-type="string" office:string-value="\uE007\uE009\uE00A\uE00B\uE00F\uE010" table:formula="of:=COM.MICROSOFT.CONCAT([.B47:.T47])" table:style-name="ce5">
            <text:p>\uE007\uE009\uE00A\uE00B\uE00F\uE010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" table:formula="of:=[.Y46]&amp;&quot;'&quot;&amp;[.X47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7/Ab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V48]-69)/12)*440" table:style-name="ce4">
            <text:p><text:s/>3.322<text:s/></text:p>
          </table:table-cell>
          <table:table-cell office:value-type="string" office:string-value="\uE007\uE009\uE00A\uE00B\uE00F\uE010\uE012\uE014\uE015\uE016" table:formula="of:=COM.MICROSOFT.CONCAT([.B48:.T48])" table:style-name="ce5">
            <text:p>\uE007\uE009\uE00A\uE00B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" table:formula="of:=[.Y47]&amp;&quot;'&quot;&amp;[.X48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8">
            <text:p>\uE021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5" table:style-name="ce1">
            <text:p>105</text:p>
          </table:table-cell>
          <table:table-cell office:value-type="float" office:value="3520" table:formula="of:=POWER(2;([.V49]-69)/12)*440" table:style-name="ce4">
            <text:p><text:s/>3.520<text:s/></text:p>
          </table:table-cell>
          <table:table-cell office:value-type="string" office:string-value="\uE007\uE009\uE00A\uE00B\uE021\uE00F\uE010\uE012\uE014\uE015\uE016" table:formula="of:=COM.MICROSOFT.CONCAT([.B49:.T49])" table:style-name="ce5">
            <text:p>\uE007\uE009\uE00A\uE00B\uE021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" table:formula="of:=[.Y48]&amp;&quot;'&quot;&amp;[.X49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</text:p>
          </table:table-cell>
          <table:table-cell table:number-columns-repeated="16359"/>
        </table:table-row>
        <table:table-row table:style-name="ro2">
          <table:table-cell table:number-columns-repeated="23" table:style-name="ce1"/>
          <table:table-cell table:style-name="ce9"/>
          <table:table-cell table:number-columns-repeated="16360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Flute_Alternative" table:style-name="ta1">
        <table:shapes>
          <draw:custom-shape svg:x="0in" svg:y="0in" svg:width="1in" svg:height="1in" draw:z-index="1" draw:id="id1" draw:style-name="a6" draw:name="Comment 1">
            <svg:title/>
            <svg:desc/>
            <text:p text:style-name="a5" text:class-names="" text:cond-style-name=""><text:span text:style-name="a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10" table:default-cell-style-name="ce1"/>
        <table:table-column table:style-name="co4" table:number-columns-repeated="6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9" table:default-cell-style-name="ce1"/>
        <table:table-column table:style-name="co4" table:number-columns-repeated="7" table:default-cell-style-name="ce1"/>
        <table:table-column table:style-name="co9" table:number-columns-repeated="16363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2">
            <text:p>Sequence</text:p>
          </table:table-cell>
          <table:table-cell office:value-type="string" table:style-name="ce3">
            <office:annotation draw:style-name="a7" svg:x="2.3229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wfg.woodwind.org/flute/fl_alt_4.html</text:span><text:span text:style-name="T3"/></text:p>
              <text:p><text:span text:style-name="T3">http://flute.fingerings.info/</text:span><text:span text:style-name="T3"/></text:p>
              <text:p><text:span text:style-name="T3">https://newt.phys.unsw.edu.au/music/flute/</text:span><text:span text:style-name="T3"/></text:p>
              <text:p><text:span text:style-name="T3"/></text:p>
              <text:p><text:span text:style-name="T3">Where 1 stands for key depressed, 2 for only ring depressed and 3 for key half depressed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is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is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is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is6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is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is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E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is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is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Clarinet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Regist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A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CSharp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GSharpAlt</text:p>
          </table:table-cell>
          <table:table-cell office:value-type="string" table:style-name="ce3">
            <text:p>LHE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Side</text:p>
          </table:table-cell>
          <table:table-cell office:value-type="string" table:style-name="ce3">
            <text:p>RH2ndSide</text:p>
          </table:table-cell>
          <table:table-cell office:value-type="string" table:style-name="ce3">
            <text:p>RH3rdSide</text:p>
          </table:table-cell>
          <table:table-cell office:value-type="string" table:style-name="ce3">
            <text:p>RH4thSide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E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BassE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0A2</text:p>
          </table:table-cell>
          <table:table-cell office:value-type="string" table:style-name="ce4">
            <text:p>\uE0A3</text:p>
          </table:table-cell>
          <table:table-cell office:value-type="string" table:style-name="ce4">
            <text:p>\uE0A4</text:p>
          </table:table-cell>
          <table:table-cell office:value-type="string" table:style-name="ce4">
            <text:p>\uE0A5</text:p>
          </table:table-cell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office:value-type="string" table:style-name="ce4">
            <text:p>\uE0A8</text:p>
          </table:table-cell>
          <table:table-cell office:value-type="string" table:style-name="ce4">
            <text:p>\uE0A9</text:p>
          </table:table-cell>
          <table:table-cell office:value-type="string" table:style-name="ce4">
            <text:p>\uE0AA</text:p>
          </table:table-cell>
          <table:table-cell office:value-type="string" table:style-name="ce4">
            <text:p>\uE0AB</text:p>
          </table:table-cell>
          <table:table-cell office:value-type="string" table:style-name="ce4">
            <text:p>\uE0AC</text:p>
          </table:table-cell>
          <table:table-cell office:value-type="string" table:style-name="ce4">
            <text:p>\uE0AD</text:p>
          </table:table-cell>
          <table:table-cell table:style-name="ce4"/>
          <table:table-cell office:value-type="string" table:style-name="ce4">
            <text:p>\uE0AE</text:p>
          </table:table-cell>
          <table:table-cell office:value-type="string" table:style-name="ce4">
            <text:p>\uE0AF</text:p>
          </table:table-cell>
          <table:table-cell office:value-type="string" table:style-name="ce4">
            <text:p>\uE0B0</text:p>
          </table:table-cell>
          <table:table-cell office:value-type="string" table:style-name="ce4">
            <text:p>\uE0B1</text:p>
          </table:table-cell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office:value-type="string" table:style-name="ce4">
            <text:p>\uE0B4</text:p>
          </table:table-cell>
          <table:table-cell office:value-type="string" table:style-name="ce4">
            <text:p>\uE0B5</text:p>
          </table:table-cell>
          <table:table-cell office:value-type="string" table:style-name="ce4">
            <text:p>\uE0B6</text:p>
          </table:table-cell>
          <table:table-cell office:value-type="string" table:style-name="ce4">
            <text:p>\uE0B7</text:p>
          </table:table-cell>
          <table:table-cell office:value-type="string" table:style-name="ce4">
            <text:p>\uE0B8</text:p>
          </table:table-cell>
          <table:table-cell office:value-type="string" table:style-name="ce4">
            <text:p>\uE0B9</text:p>
          </table:table-cell>
          <table:table-cell office:value-type="string" table:style-name="ce4">
            <text:p>\uE0BA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0A0\uE0A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D#3/Eb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4" table:style-name="ce4"/>
          <table:table-cell office:value-type="string" table:style-name="ce4">
            <text:p>\uE0BA</text:p>
          </table:table-cell>
          <table:table-cell table:style-name="ce4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C3]-69)/12)*440" table:style-name="ce4">
            <text:p><text:s/>185<text:s/></text:p>
          </table:table-cell>
          <table:table-cell office:value-type="string" office:string-value="\uE0A3\uE0A6\uE0A7\uE0A9\uE0AD\uE0B2\uE0B3\uE0B5\uE0BA" table:formula="of:=COM.MICROSOFT.CONCAT([.B3:.AA3])" table:style-name="ce4">
            <text:p><text:s/>\uE0A3\uE0A6\uE0A7\uE0A9\uE0AD\uE0B2\uE0B3\uE0B5\uE0BA<text:s/></text:p>
          </table:table-cell>
          <table:table-cell office:value-type="string" office:string-value="'\uE0A3\uE0A6\uE0A7\uE0A9\uE0AD\uE0B2\uE0B3\uE0B5\uE0BA'," table:formula="of:=&quot;'&quot;&amp;[.AE3]&amp;&quot;',&quot;" table:style-name="ce1">
            <text:p>'\uE0A3\uE0A6\uE0A7\uE0A9\uE0AD\uE0B2\uE0B3\uE0B5\uE0BA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6" table:style-name="ce4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C4]-69)/12)*440" table:style-name="ce4">
            <text:p><text:s/>196<text:s/></text:p>
          </table:table-cell>
          <table:table-cell office:value-type="string" office:string-value="\uE0A3\uE0A6\uE0A7\uE0A9\uE0AD\uE0B2\uE0B3\uE0B5" table:formula="of:=COM.MICROSOFT.CONCAT([.B4:.AA4])" table:style-name="ce4">
            <text:p><text:s/>\uE0A3\uE0A6\uE0A7\uE0A9\uE0AD\uE0B2\uE0B3\uE0B5<text:s/></text:p>
          </table:table-cell>
          <table:table-cell office:value-type="string" office:string-value="'\uE0A3\uE0A6\uE0A7\uE0A9\uE0AD\uE0B2\uE0B3\uE0B5\uE0BA','\uE0A3\uE0A6\uE0A7\uE0A9\uE0AD\uE0B2\uE0B3\uE0B5'," table:formula="of:=[.AF3]&amp;&quot;'&quot;&amp;[.AE4]&amp;&quot;',&quot;" table:style-name="ce1">
            <text:p>'\uE0A3\uE0A6\uE0A7\uE0A9\uE0AD\uE0B2\uE0B3\uE0B5\uE0BA','\uE0A3\uE0A6\uE0A7\uE0A9\uE0AD\uE0B2\uE0B3\uE0B5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27" table:style-name="ce4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C5]-69)/12)*440" table:style-name="ce4">
            <text:p><text:s/>208<text:s/></text:p>
          </table:table-cell>
          <table:table-cell office:value-type="string" office:string-value="" table:formula="of:=COM.MICROSOFT.CONCAT([.B5:.AA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" table:formula="of:=[.AF4]&amp;&quot;'&quot;&amp;[.AE5]&amp;&quot;',&quot;" table:style-name="ce1">
            <text:p>'\uE0A3\uE0A6\uE0A7\uE0A9\uE0AD\uE0B2\uE0B3\uE0B5\uE0BA','\uE0A3\uE0A6\uE0A7\uE0A9\uE0AD\uE0B2\uE0B3\uE0B5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3/Gb3 </text:p>
          </table:table-cell>
          <table:table-cell table:number-columns-repeated="27" table:style-name="ce4"/>
          <table:table-cell office:value-type="float" office:value="57" table:style-name="ce1">
            <text:p>57</text:p>
          </table:table-cell>
          <table:table-cell office:value-type="float" office:value="220" table:formula="of:=POWER(2;([.AC6]-69)/12)*440" table:style-name="ce4">
            <text:p><text:s/>220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" table:formula="of:=[.AF5]&amp;&quot;'&quot;&amp;[.AE6]&amp;&quot;',&quot;" table:style-name="ce1">
            <text:p>'\uE0A3\uE0A6\uE0A7\uE0A9\uE0AD\uE0B2\uE0B3\uE0B5\uE0BA','\uE0A3\uE0A6\uE0A7\uE0A9\uE0AD\uE0B2\uE0B3\uE0B5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27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7]-69)/12)*440" table:style-name="ce4">
            <text:p><text:s/>233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" table:formula="of:=[.AF6]&amp;&quot;'&quot;&amp;[.AE7]&amp;&quot;',&quot;" table:style-name="ce1">
            <text:p>'\uE0A3\uE0A6\uE0A7\uE0A9\uE0AD\uE0B2\uE0B3\uE0B5\uE0BA','\uE0A3\uE0A6\uE0A7\uE0A9\uE0AD\uE0B2\uE0B3\uE0B5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3/Ab3 </text:p>
          </table:table-cell>
          <table:table-cell table:number-columns-repeated="27" table:style-name="ce4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8]-69)/12)*440" table:style-name="ce4">
            <text:p><text:s/>247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" table:formula="of:=[.AF7]&amp;&quot;'&quot;&amp;[.AE8]&amp;&quot;',&quot;" table:style-name="ce1">
            <text:p>'\uE0A3\uE0A6\uE0A7\uE0A9\uE0AD\uE0B2\uE0B3\uE0B5\uE0BA','\uE0A3\uE0A6\uE0A7\uE0A9\uE0AD\uE0B2\uE0B3\uE0B5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27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9]-69)/12)*440" table:style-name="ce4">
            <text:p><text:s/>262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" table:formula="of:=[.AF8]&amp;&quot;'&quot;&amp;[.AE9]&amp;&quot;',&quot;" table:style-name="ce1">
            <text:p>'\uE0A3\uE0A6\uE0A7\uE0A9\uE0AD\uE0B2\uE0B3\uE0B5\uE0BA','\uE0A3\uE0A6\uE0A7\uE0A9\uE0AD\uE0B2\uE0B3\uE0B5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3/Bb3 </text:p>
          </table:table-cell>
          <table:table-cell table:number-columns-repeated="27" table:style-name="ce4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10]-69)/12)*440" table:style-name="ce4">
            <text:p><text:s/>277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" table:formula="of:=[.AF9]&amp;&quot;'&quot;&amp;[.AE10]&amp;&quot;',&quot;" table:style-name="ce1">
            <text:p>'\uE0A3\uE0A6\uE0A7\uE0A9\uE0AD\uE0B2\uE0B3\uE0B5\uE0BA','\uE0A3\uE0A6\uE0A7\uE0A9\uE0AD\uE0B2\uE0B3\uE0B5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7" table:style-name="ce4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11]-69)/12)*440" table:style-name="ce4">
            <text:p><text:s/>294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" table:formula="of:=[.AF10]&amp;&quot;'&quot;&amp;[.AE11]&amp;&quot;',&quot;" table:style-name="ce1">
            <text:p>'\uE0A3\uE0A6\uE0A7\uE0A9\uE0AD\uE0B2\uE0B3\uE0B5\uE0BA','\uE0A3\uE0A6\uE0A7\uE0A9\uE0AD\uE0B2\uE0B3\uE0B5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style-name="ce4"/>
          <table:table-cell office:value-type="string" table:style-name="ce4">
            <text:p>\uE0A3</text:p>
          </table:table-cell>
          <table:table-cell table:number-columns-repeated="2" table:style-name="ce4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12]-69)/12)*440" table:style-name="ce4">
            <text:p><text:s/>311<text:s/></text:p>
          </table:table-cell>
          <table:table-cell office:value-type="string" office:string-value="\uE0A3\uE0A6\uE0A7\uE0A9" table:formula="of:=COM.MICROSOFT.CONCAT([.B12:.AA12])" table:style-name="ce4">
            <text:p><text:s/>\uE0A3\uE0A6\uE0A7\uE0A9<text:s/></text:p>
          </table:table-cell>
          <table:table-cell office:value-type="string" office:string-value="'\uE0A3\uE0A6\uE0A7\uE0A9\uE0AD\uE0B2\uE0B3\uE0B5\uE0BA','\uE0A3\uE0A6\uE0A7\uE0A9\uE0AD\uE0B2\uE0B3\uE0B5','','','','','','','','\uE0A3\uE0A6\uE0A7\uE0A9'," table:formula="of:=[.AF11]&amp;&quot;'&quot;&amp;[.AE12]&amp;&quot;',&quot;" table:style-name="ce1">
            <text:p>'\uE0A3\uE0A6\uE0A7\uE0A9\uE0AD\uE0B2\uE0B3\uE0B5\uE0BA','\uE0A3\uE0A6\uE0A7\uE0A9\uE0AD\uE0B2\uE0B3\uE0B5','','','','','','','','\uE0A3\uE0A6\uE0A7\uE0A9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13]-69)/12)*440" table:style-name="ce4">
            <text:p><text:s/>330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" table:formula="of:=[.AF12]&amp;&quot;'&quot;&amp;[.AE13]&amp;&quot;',&quot;" table:style-name="ce1">
            <text:p>'\uE0A3\uE0A6\uE0A7\uE0A9\uE0AD\uE0B2\uE0B3\uE0B5\uE0BA','\uE0A3\uE0A6\uE0A7\uE0A9\uE0AD\uE0B2\uE0B3\uE0B5','','','','','','','','\uE0A3\uE0A6\uE0A7\uE0A9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4]-69)/12)*440" table:style-name="ce4">
            <text:p><text:s/>349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" table:formula="of:=[.AF13]&amp;&quot;'&quot;&amp;[.AE14]&amp;&quot;',&quot;" table:style-name="ce1">
            <text:p>'\uE0A3\uE0A6\uE0A7\uE0A9\uE0AD\uE0B2\uE0B3\uE0B5\uE0BA','\uE0A3\uE0A6\uE0A7\uE0A9\uE0AD\uE0B2\uE0B3\uE0B5','','','','','','','','\uE0A3\uE0A6\uE0A7\uE0A9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5" table:style-name="ce4"/>
          <table:table-cell table:number-columns-repeated="11" table:style-name="ce1"/>
          <table:table-cell table:style-name="ce4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5]-69)/12)*440" table:style-name="ce4">
            <text:p><text:s/>370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" table:formula="of:=[.AF14]&amp;&quot;'&quot;&amp;[.AE15]&amp;&quot;',&quot;" table:style-name="ce1">
            <text:p>'\uE0A3\uE0A6\uE0A7\uE0A9\uE0AD\uE0B2\uE0B3\uE0B5\uE0BA','\uE0A3\uE0A6\uE0A7\uE0A9\uE0AD\uE0B2\uE0B3\uE0B5','','','','','','','','\uE0A3\uE0A6\uE0A7\uE0A9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6]-69)/12)*440" table:style-name="ce4">
            <text:p><text:s/>392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" table:formula="of:=[.AF15]&amp;&quot;'&quot;&amp;[.AE16]&amp;&quot;',&quot;" table:style-name="ce1">
            <text:p>'\uE0A3\uE0A6\uE0A7\uE0A9\uE0AD\uE0B2\uE0B3\uE0B5\uE0BA','\uE0A3\uE0A6\uE0A7\uE0A9\uE0AD\uE0B2\uE0B3\uE0B5','','','','','','','','\uE0A3\uE0A6\uE0A7\uE0A9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2" table:style-name="ce4"/>
          <table:table-cell table:number-columns-repeated="2" table:style-name="ce1"/>
          <table:table-cell table:number-columns-repeated="10" table:style-name="ce4"/>
          <table:table-cell table:number-columns-repeated="2" table:style-name="ce1"/>
          <table:table-cell table:style-name="ce4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7]-69)/12)*440" table:style-name="ce4">
            <text:p><text:s/>415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" table:formula="of:=[.AF16]&amp;&quot;'&quot;&amp;[.AE17]&amp;&quot;',&quot;" table:style-name="ce1">
            <text:p>'\uE0A3\uE0A6\uE0A7\uE0A9\uE0AD\uE0B2\uE0B3\uE0B5\uE0BA','\uE0A3\uE0A6\uE0A7\uE0A9\uE0AD\uE0B2\uE0B3\uE0B5','','','','','','','','\uE0A3\uE0A6\uE0A7\uE0A9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69" table:style-name="ce1">
            <text:p>69</text:p>
          </table:table-cell>
          <table:table-cell office:value-type="float" office:value="440" table:formula="of:=POWER(2;([.AC18]-69)/12)*440" table:style-name="ce4">
            <text:p><text:s/>440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" table:formula="of:=[.AF17]&amp;&quot;'&quot;&amp;[.AE18]&amp;&quot;',&quot;" table:style-name="ce1">
            <text:p>'\uE0A3\uE0A6\uE0A7\uE0A9\uE0AD\uE0B2\uE0B3\uE0B5\uE0BA','\uE0A3\uE0A6\uE0A7\uE0A9\uE0AD\uE0B2\uE0B3\uE0B5','','','','','','','','\uE0A3\uE0A6\uE0A7\uE0A9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9]-69)/12)*440" table:style-name="ce4">
            <text:p><text:s/>466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" table:formula="of:=[.AF18]&amp;&quot;'&quot;&amp;[.AE19]&amp;&quot;',&quot;" table:style-name="ce1">
            <text:p>'\uE0A3\uE0A6\uE0A7\uE0A9\uE0AD\uE0B2\uE0B3\uE0B5\uE0BA','\uE0A3\uE0A6\uE0A7\uE0A9\uE0AD\uE0B2\uE0B3\uE0B5','','','','','','','','\uE0A3\uE0A6\uE0A7\uE0A9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20]-69)/12)*440" table:style-name="ce4">
            <text:p><text:s/>494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" table:formula="of:=[.AF19]&amp;&quot;'&quot;&amp;[.AE20]&amp;&quot;',&quot;" table:style-name="ce1">
            <text:p>'\uE0A3\uE0A6\uE0A7\uE0A9\uE0AD\uE0B2\uE0B3\uE0B5\uE0BA','\uE0A3\uE0A6\uE0A7\uE0A9\uE0AD\uE0B2\uE0B3\uE0B5','','','','','','','','\uE0A3\uE0A6\uE0A7\uE0A9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21]-69)/12)*440" table:style-name="ce4">
            <text:p><text:s/>523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" table:formula="of:=[.AF20]&amp;&quot;'&quot;&amp;[.AE21]&amp;&quot;',&quot;" table:style-name="ce1">
            <text:p>'\uE0A3\uE0A6\uE0A7\uE0A9\uE0AD\uE0B2\uE0B3\uE0B5\uE0BA','\uE0A3\uE0A6\uE0A7\uE0A9\uE0AD\uE0B2\uE0B3\uE0B5','','','','','','','','\uE0A3\uE0A6\uE0A7\uE0A9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22]-69)/12)*440" table:style-name="ce4">
            <text:p><text:s/>554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" table:formula="of:=[.AF21]&amp;&quot;'&quot;&amp;[.AE22]&amp;&quot;',&quot;" table:style-name="ce1">
            <text:p>'\uE0A3\uE0A6\uE0A7\uE0A9\uE0AD\uE0B2\uE0B3\uE0B5\uE0BA','\uE0A3\uE0A6\uE0A7\uE0A9\uE0AD\uE0B2\uE0B3\uE0B5','','','','','','','','\uE0A3\uE0A6\uE0A7\uE0A9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23]-69)/12)*440" table:style-name="ce4">
            <text:p><text:s/>587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''," table:formula="of:=[.AF22]&amp;&quot;'&quot;&amp;[.AE23]&amp;&quot;',&quot;" table:style-name="ce1">
            <text:p>'\uE0A3\uE0A6\uE0A7\uE0A9\uE0AD\uE0B2\uE0B3\uE0B5\uE0BA','\uE0A3\uE0A6\uE0A7\uE0A9\uE0AD\uE0B2\uE0B3\uE0B5','','','','','','','','\uE0A3\uE0A6\uE0A7\uE0A9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4]-69)/12)*440" table:style-name="ce4">
            <text:p><text:s/>622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" table:formula="of:=&quot;'&quot;&amp;[.AE24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5]-69)/12)*440" table:style-name="ce4">
            <text:p><text:s/>659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" table:formula="of:=[.AF24]&amp;&quot;'&quot;&amp;[.AE25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6]-69)/12)*440" table:style-name="ce4">
            <text:p><text:s/>698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" table:formula="of:=[.AF25]&amp;&quot;'&quot;&amp;[.AE26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7]-69)/12)*440" table:style-name="ce4">
            <text:p><text:s/>740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" table:formula="of:=[.AF26]&amp;&quot;'&quot;&amp;[.AE27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2" table:style-name="ce1"/>
          <table:table-cell table:style-name="ce4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8]-69)/12)*440" table:style-name="ce4">
            <text:p><text:s/>784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" table:formula="of:=[.AF27]&amp;&quot;'&quot;&amp;[.AE28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2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table:style-name="ce4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9]-69)/12)*440" table:style-name="ce4">
            <text:p><text:s/>831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'','','','',''," table:formula="of:=[.AF28]&amp;&quot;'&quot;&amp;[.AE29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81" table:style-name="ce1">
            <text:p>81</text:p>
          </table:table-cell>
          <table:table-cell office:value-type="float" office:value="880" table:formula="of:=POWER(2;([.AC30]-69)/12)*440" table:style-name="ce4">
            <text:p><text:s/>880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'','','','',''," table:formula="of:=[.AF29]&amp;&quot;'&quot;&amp;[.AE30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31]-69)/12)*440" table:style-name="ce4">
            <text:p><text:s/>932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'','','','',''," table:formula="of:=[.AF30]&amp;&quot;'&quot;&amp;[.AE31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32]-69)/12)*440" table:style-name="ce4">
            <text:p><text:s/>988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'','','','',''," table:formula="of:=[.AF31]&amp;&quot;'&quot;&amp;[.AE32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33]-69)/12)*440" table:style-name="ce4">
            <text:p><text:s/>1.047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'','','','',''," table:formula="of:=[.AF32]&amp;&quot;'&quot;&amp;[.AE33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4]-69)/12)*440" table:style-name="ce4">
            <text:p><text:s/>1.109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'','','','',''," table:formula="of:=[.AF33]&amp;&quot;'&quot;&amp;[.AE34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5]-69)/12)*440" table:style-name="ce4">
            <text:p><text:s/>1.175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'','','','',''," table:formula="of:=[.AF34]&amp;&quot;'&quot;&amp;[.AE35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6]-69)/12)*440" table:style-name="ce4">
            <text:p><text:s/>1.245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" table:formula="of:=&quot;'&quot;&amp;[.AE36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7]-69)/12)*440" table:style-name="ce4">
            <text:p><text:s/>1.319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" table:formula="of:=[.AF36]&amp;&quot;'&quot;&amp;[.AE37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8]-69)/12)*440" table:style-name="ce4">
            <text:p><text:s/>1.397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" table:formula="of:=[.AF37]&amp;&quot;'&quot;&amp;[.AE38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9]-69)/12)*440" table:style-name="ce4">
            <text:p><text:s/>1.480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" table:formula="of:=[.AF38]&amp;&quot;'&quot;&amp;[.AE39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40]-69)/12)*440" table:style-name="ce4">
            <text:p><text:s/>1.568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" table:formula="of:=[.AF39]&amp;&quot;'&quot;&amp;[.AE40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41]-69)/12)*440" table:style-name="ce4">
            <text:p><text:s/>1.661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" table:formula="of:=[.AF40]&amp;&quot;'&quot;&amp;[.AE41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93" table:style-name="ce1">
            <text:p>93</text:p>
          </table:table-cell>
          <table:table-cell office:value-type="float" office:value="1760" table:formula="of:=POWER(2;([.AC42]-69)/12)*440" table:style-name="ce4">
            <text:p><text:s/>1.760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" table:formula="of:=[.AF41]&amp;&quot;'&quot;&amp;[.AE42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43]-69)/12)*440" table:style-name="ce4">
            <text:p><text:s/>1.865<text:s/></text:p>
          </table:table-cell>
          <table:table-cell office:value-type="string" office:string-value="" table:formula="of:=COM.MICROSOFT.CONCAT([.B43:.AA43])" table:style-name="ce4">
            <text:p><text:s text:c="2"/></text:p>
          </table:table-cell>
          <table:table-cell office:value-type="string" office:string-value="'','','','','','','',''," table:formula="of:=[.AF42]&amp;&quot;'&quot;&amp;[.AE43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4]-69)/12)*440" table:style-name="ce4">
            <text:p><text:s/>1.976<text:s/></text:p>
          </table:table-cell>
          <table:table-cell table:style-name="ce4"/>
          <table:table-cell table:number-columns-repeated="16353" table:style-name="ce1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5]-69)/12)*440" table:style-name="ce4">
            <text:p><text:s/>2.093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6]-69)/12)*440" table:style-name="ce4">
            <text:p><text:s/>2.217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C47]-69)/12)*440" table:style-name="ce4">
            <text:p><text:s/>2.34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C48]-69)/12)*440" table:style-name="ce4">
            <text:p><text:s/>2.48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C49]-69)/12)*440" table:style-name="ce4">
            <text:p><text:s/>2.637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C50]-69)/12)*440" table:style-name="ce4">
            <text:p><text:s/>2.794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#7/E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C51]-69)/12)*440" table:style-name="ce4">
            <text:p><text:s/>2.96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C52]-69)/12)*440" table:style-name="ce4">
            <text:p><text:s/>3.136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C53]-69)/12)*440" table:style-name="ce4">
            <text:p><text:s/>3.322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#7/G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5" table:style-name="ce1">
            <text:p>105</text:p>
          </table:table-cell>
          <table:table-cell office:value-type="float" office:value="3520" table:formula="of:=POWER(2;([.AC54]-69)/12)*440" table:style-name="ce4">
            <text:p><text:s/>3.52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C55]-69)/12)*440" table:style-name="ce4">
            <text:p><text:s/>3.729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#7/A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C56]-69)/12)*440" table:style-name="ce4">
            <text:p><text:s/>3.951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C57]-69)/12)*440" table:style-name="ce4">
            <text:p><text:s/>4.186<text:s/></text:p>
          </table:table-cell>
          <table:table-cell table:number-columns-repeated="16354"/>
        </table:table-row>
        <table:table-row table:number-rows-repeated="1048519" table:style-name="ro1">
          <table:table-cell table:number-columns-repeated="16384"/>
        </table:table-row>
      </table:table>
      <table:table table:name="Oboe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3rdOctave</text:p>
          </table:table-cell>
          <table:table-cell office:value-type="string" table:style-name="ce3">
            <text:p>LH1stOctav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Octave</text:p>
          </table:table-cell>
          <table:table-cell office:value-type="string" table:style-name="ce3">
            <text:p>LHBTrill</text:p>
          </table:table-cell>
          <table:table-cell office:value-type="string" table:style-name="ce3">
            <text:p>LHDTrill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CSharpTrill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A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DTrill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CBanana</text:p>
          </table:table-cell>
          <table:table-cell office:value-type="string" table:style-name="ce3">
            <text:p>RHLowC</text:p>
          </table:table-cell>
          <table:table-cell office:value-type="string" table:style-name="ce3">
            <text:p>RHLowCSharp</text:p>
          </table:table-cell>
          <table:table-cell office:value-type="string" table:style-name="ce3">
            <text:p>RHLowEFlatKey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141</text:p>
          </table:table-cell>
          <table:table-cell office:value-type="string" table:style-name="ce4">
            <text:p>\uE142</text:p>
          </table:table-cell>
          <table:table-cell office:value-type="string" table:style-name="ce4">
            <text:p>\uE143</text:p>
          </table:table-cell>
          <table:table-cell office:value-type="string" table:style-name="ce4">
            <text:p>\uE144</text:p>
          </table:table-cell>
          <table:table-cell office:value-type="string" table:style-name="ce4">
            <text:p>\uE145</text:p>
          </table:table-cell>
          <table:table-cell office:value-type="string" table:style-name="ce4">
            <text:p>\uE146</text:p>
          </table:table-cell>
          <table:table-cell office:value-type="string" table:style-name="ce4">
            <text:p>\uE147</text:p>
          </table:table-cell>
          <table:table-cell office:value-type="string" table:style-name="ce4">
            <text:p>\uE148</text:p>
          </table:table-cell>
          <table:table-cell office:value-type="string" table:style-name="ce4">
            <text:p>\uE149</text:p>
          </table:table-cell>
          <table:table-cell office:value-type="string" table:style-name="ce4">
            <text:p>\uE14A</text:p>
          </table:table-cell>
          <table:table-cell office:value-type="string" table:style-name="ce4">
            <text:p>\uE14B</text:p>
          </table:table-cell>
          <table:table-cell office:value-type="string" table:style-name="ce4">
            <text:p>\uE14C</text:p>
          </table:table-cell>
          <table:table-cell office:value-type="string" table:style-name="ce4">
            <text:p>\uE14D</text:p>
          </table:table-cell>
          <table:table-cell office:value-type="string" table:style-name="ce4">
            <text:p>\uE14E</text:p>
          </table:table-cell>
          <table:table-cell table:style-name="ce4"/>
          <table:table-cell office:value-type="string" table:style-name="ce4">
            <text:p>\uE14F</text:p>
          </table:table-cell>
          <table:table-cell office:value-type="string" table:style-name="ce4">
            <text:p>\uE150</text:p>
          </table:table-cell>
          <table:table-cell office:value-type="string" table:style-name="ce4">
            <text:p>\uE151</text:p>
          </table:table-cell>
          <table:table-cell office:value-type="string" table:style-name="ce4">
            <text:p>\uE152</text:p>
          </table:table-cell>
          <table:table-cell office:value-type="string" table:style-name="ce4">
            <text:p>\uE153</text:p>
          </table:table-cell>
          <table:table-cell office:value-type="string" table:style-name="ce4">
            <text:p>\uE154</text:p>
          </table:table-cell>
          <table:table-cell office:value-type="string" table:style-name="ce4">
            <text:p>\uE155</text:p>
          </table:table-cell>
          <table:table-cell office:value-type="string" table:style-name="ce4">
            <text:p>\uE156</text:p>
          </table:table-cell>
          <table:table-cell office:value-type="string" table:style-name="ce4">
            <text:p>\uE157</text:p>
          </table:table-cell>
          <table:table-cell office:value-type="string" table:style-name="ce4">
            <text:p>\uE158</text:p>
          </table:table-cell>
          <table:table-cell office:value-type="string" table:style-name="ce4">
            <text:p>\uE159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4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4" table:style-name="ce4"/>
          <table:table-cell office:value-type="string" table:style-name="ce4">
            <text:p>\uE14E</text:p>
          </table:table-cell>
          <table:table-cell table:number-columns-repeated="3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3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3]-69)/12)*440" table:style-name="ce4">
            <text:p><text:s/>233<text:s/></text:p>
          </table:table-cell>
          <table:table-cell office:value-type="string" office:string-value="\uE143\uE147\uE149\uE14E\uE151\uE153\uE155\uE157" table:formula="of:=COM.MICROSOFT.CONCAT([.B3:.AA3])" table:style-name="ce4">
            <text:p><text:s/>\uE143\uE147\uE149\uE14E\uE151\uE153\uE155\uE157<text:s/></text:p>
          </table:table-cell>
          <table:table-cell office:value-type="string" office:string-value="'\uE143\uE147\uE149\uE14E\uE151\uE153\uE155\uE157'," table:formula="of:=&quot;'&quot;&amp;[.AE3]&amp;&quot;',&quot;" table:style-name="ce1">
            <text:p>'\uE143\uE147\uE149\uE14E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6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4]-69)/12)*440" table:style-name="ce4">
            <text:p><text:s/>247<text:s/></text:p>
          </table:table-cell>
          <table:table-cell office:value-type="string" office:string-value="" table:formula="of:=COM.MICROSOFT.CONCAT([.B4:.AA4])" table:style-name="ce4">
            <text:p><text:s text:c="2"/></text:p>
          </table:table-cell>
          <table:table-cell office:value-type="string" office:string-value="'\uE143\uE147\uE149\uE14E\uE151\uE153\uE155\uE157',''," table:formula="of:=[.AF3]&amp;&quot;'&quot;&amp;[.AE4]&amp;&quot;',&quot;" table:style-name="ce1">
            <text:p>'\uE143\uE147\uE149\uE14E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8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2" table:style-name="ce4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5]-69)/12)*440" table:style-name="ce4">
            <text:p><text:s/>262<text:s/></text:p>
          </table:table-cell>
          <table:table-cell office:value-type="string" office:string-value="\uE143\uE147\uE149\uE151\uE153\uE155\uE157" table:formula="of:=COM.MICROSOFT.CONCAT([.B5:.AA5])" table:style-name="ce4">
            <text:p><text:s/>\uE143\uE147\uE149\uE151\uE153\uE155\uE157<text:s/></text:p>
          </table:table-cell>
          <table:table-cell office:value-type="string" office:string-value="'\uE143\uE147\uE149\uE14E\uE151\uE153\uE155\uE157','','\uE143\uE147\uE149\uE151\uE153\uE155\uE157'," table:formula="of:=[.AF4]&amp;&quot;'&quot;&amp;[.AE5]&amp;&quot;',&quot;" table:style-name="ce1">
            <text:p>'\uE143\uE147\uE149\uE14E\uE151\uE153\uE155\uE157','','\uE143\uE147\uE149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6]-69)/12)*440" table:style-name="ce4">
            <text:p><text:s/>277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" table:formula="of:=[.AF5]&amp;&quot;'&quot;&amp;[.AE6]&amp;&quot;',&quot;" table:style-name="ce1">
            <text:p>'\uE143\uE147\uE149\uE14E\uE151\uE153\uE155\uE157','','\uE143\uE147\uE149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7]-69)/12)*440" table:style-name="ce4">
            <text:p><text:s/>294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" table:formula="of:=[.AF6]&amp;&quot;'&quot;&amp;[.AE7]&amp;&quot;',&quot;" table:style-name="ce1">
            <text:p>'\uE143\uE147\uE149\uE14E\uE151\uE153\uE155\uE157','','\uE143\uE147\uE149\uE151\uE153\uE155\uE157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7" table:style-name="ce4"/>
          <table:table-cell table:number-columns-repeated="10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8]-69)/12)*440" table:style-name="ce4">
            <text:p><text:s/>311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" table:formula="of:=[.AF7]&amp;&quot;'&quot;&amp;[.AE8]&amp;&quot;',&quot;" table:style-name="ce1">
            <text:p>'\uE143\uE147\uE149\uE14E\uE151\uE153\uE155\uE157','','\uE143\uE147\uE149\uE151\uE153\uE155\uE157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9]-69)/12)*440" table:style-name="ce4">
            <text:p><text:s/>330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" table:formula="of:=[.AF8]&amp;&quot;'&quot;&amp;[.AE9]&amp;&quot;',&quot;" table:style-name="ce1">
            <text:p>'\uE143\uE147\uE149\uE14E\uE151\uE153\uE155\uE157','','\uE143\uE147\uE149\uE151\uE153\uE155\uE157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4" table:style-name="ce4"/>
          <table:table-cell table:number-columns-repeated="2" table:style-name="ce1"/>
          <table:table-cell table:number-columns-repeated="8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0]-69)/12)*440" table:style-name="ce4">
            <text:p><text:s/>349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" table:formula="of:=[.AF9]&amp;&quot;'&quot;&amp;[.AE10]&amp;&quot;',&quot;" table:style-name="ce1">
            <text:p>'\uE143\uE147\uE149\uE14E\uE151\uE153\uE155\uE157','','\uE143\uE147\uE149\uE151\uE153\uE155\uE157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1]-69)/12)*440" table:style-name="ce4">
            <text:p><text:s/>370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" table:formula="of:=[.AF10]&amp;&quot;'&quot;&amp;[.AE11]&amp;&quot;',&quot;" table:style-name="ce1">
            <text:p>'\uE143\uE147\uE149\uE14E\uE151\uE153\uE155\uE157','','\uE143\uE147\uE149\uE151\uE153\uE155\uE157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2]-69)/12)*440" table:style-name="ce4">
            <text:p><text:s/>392<text:s/></text:p>
          </table:table-cell>
          <table:table-cell office:value-type="string" office:string-value="" table:formula="of:=COM.MICROSOFT.CONCAT([.B12:.AA12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" table:formula="of:=[.AF11]&amp;&quot;'&quot;&amp;[.AE12]&amp;&quot;',&quot;" table:style-name="ce1">
            <text:p>'\uE143\uE147\uE149\uE14E\uE151\uE153\uE155\uE157','','\uE143\uE147\uE149\uE151\uE153\uE155\uE157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3]-69)/12)*440" table:style-name="ce4">
            <text:p><text:s/>415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" table:formula="of:=[.AF12]&amp;&quot;'&quot;&amp;[.AE13]&amp;&quot;',&quot;" table:style-name="ce1">
            <text:p>'\uE143\uE147\uE149\uE14E\uE151\uE153\uE155\uE157','','\uE143\uE147\uE149\uE151\uE153\uE155\uE157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1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C14]-69)/12)*440" table:style-name="ce4">
            <text:p><text:s/>440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" table:formula="of:=[.AF13]&amp;&quot;'&quot;&amp;[.AE14]&amp;&quot;',&quot;" table:style-name="ce1">
            <text:p>'\uE143\uE147\uE149\uE14E\uE151\uE153\uE155\uE157','','\uE143\uE147\uE149\uE151\uE153\uE155\uE157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2" table:style-name="ce4"/>
          <table:table-cell table:number-columns-repeated="15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5]-69)/12)*440" table:style-name="ce4">
            <text:p><text:s/>466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" table:formula="of:=[.AF14]&amp;&quot;'&quot;&amp;[.AE15]&amp;&quot;',&quot;" table:style-name="ce1">
            <text:p>'\uE143\uE147\uE149\uE14E\uE151\uE153\uE155\uE157','','\uE143\uE147\uE149\uE151\uE153\uE155\uE157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16]-69)/12)*440" table:style-name="ce4">
            <text:p><text:s/>494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''," table:formula="of:=[.AF15]&amp;&quot;'&quot;&amp;[.AE16]&amp;&quot;',&quot;" table:style-name="ce1">
            <text:p>'\uE143\uE147\uE149\uE14E\uE151\uE153\uE155\uE157','','\uE143\uE147\uE149\uE151\uE153\uE155\uE157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17]-69)/12)*440" table:style-name="ce4">
            <text:p><text:s/>523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'," table:formula="of:=&quot;'&quot;&amp;[.AE17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18]-69)/12)*440" table:style-name="ce4">
            <text:p><text:s/>554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',''," table:formula="of:=[.AF17]&amp;&quot;'&quot;&amp;[.AE18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19]-69)/12)*440" table:style-name="ce4">
            <text:p><text:s/>587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','',''," table:formula="of:=[.AF18]&amp;&quot;'&quot;&amp;[.AE19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0]-69)/12)*440" table:style-name="ce4">
            <text:p><text:s/>622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','','',''," table:formula="of:=[.AF19]&amp;&quot;'&quot;&amp;[.AE20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7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1]-69)/12)*440" table:style-name="ce4">
            <text:p><text:s/>659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','','','',''," table:formula="of:=[.AF20]&amp;&quot;'&quot;&amp;[.AE21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4" table:style-name="ce4"/>
          <table:table-cell table:number-columns-repeated="2" table:style-name="ce1"/>
          <table:table-cell table:style-name="ce4"/>
          <table:table-cell table:number-columns-repeated="10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2]-69)/12)*440" table:style-name="ce4">
            <text:p><text:s/>698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','','','','',''," table:formula="of:=[.AF21]&amp;&quot;'&quot;&amp;[.AE22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3]-69)/12)*440" table:style-name="ce4">
            <text:p><text:s/>740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','','','','','',''," table:formula="of:=[.AF22]&amp;&quot;'&quot;&amp;[.AE23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3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4]-69)/12)*440" table:style-name="ce4">
            <text:p><text:s/>784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'','','','','','',''," table:formula="of:=[.AF23]&amp;&quot;'&quot;&amp;[.AE24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5]-69)/12)*440" table:style-name="ce4">
            <text:p><text:s/>831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'','','','','','',''," table:formula="of:=[.AF24]&amp;&quot;'&quot;&amp;[.AE25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C26]-69)/12)*440" table:style-name="ce4">
            <text:p><text:s/>880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'','','','','','',''," table:formula="of:=[.AF25]&amp;&quot;'&quot;&amp;[.AE26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3" table:style-name="ce4"/>
          <table:table-cell table:number-columns-repeated="2" table:style-name="ce1"/>
          <table:table-cell table:number-columns-repeated="2" table:style-name="ce4"/>
          <table:table-cell table:number-columns-repeated="10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27]-69)/12)*440" table:style-name="ce4">
            <text:p><text:s/>932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'','','','','','',''," table:formula="of:=[.AF26]&amp;&quot;'&quot;&amp;[.AE27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2" table:style-name="ce4"/>
          <table:table-cell table:number-columns-repeated="3" table:style-name="ce1"/>
          <table:table-cell table:number-columns-repeated="2" table:style-name="ce4"/>
          <table:table-cell table:number-columns-repeated="10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28]-69)/12)*440" table:style-name="ce4">
            <text:p><text:s/>988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'','','','','','',''," table:formula="of:=[.AF27]&amp;&quot;'&quot;&amp;[.AE28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29]-69)/12)*440" table:style-name="ce4">
            <text:p><text:s/>1.047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" table:formula="of:=&quot;'&quot;&amp;[.AE29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0]-69)/12)*440" table:style-name="ce4">
            <text:p><text:s/>1.109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" table:formula="of:=[.AF29]&amp;&quot;'&quot;&amp;[.AE30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1]-69)/12)*440" table:style-name="ce4">
            <text:p><text:s/>1.175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" table:formula="of:=[.AF30]&amp;&quot;'&quot;&amp;[.AE31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2]-69)/12)*440" table:style-name="ce4">
            <text:p><text:s/>1.245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" table:formula="of:=[.AF31]&amp;&quot;'&quot;&amp;[.AE32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3]-69)/12)*440" table:style-name="ce4">
            <text:p><text:s/>1.319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" table:formula="of:=[.AF32]&amp;&quot;'&quot;&amp;[.AE33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4]-69)/12)*440" table:style-name="ce4">
            <text:p><text:s/>1.397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" table:formula="of:=[.AF33]&amp;&quot;'&quot;&amp;[.AE34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2" table:style-name="ce4"/>
          <table:table-cell table:number-columns-repeated="3" table:style-name="ce1"/>
          <table:table-cell table:style-name="ce4"/>
          <table:table-cell table:number-columns-repeated="11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5]-69)/12)*440" table:style-name="ce4">
            <text:p><text:s/>1.480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" table:formula="of:=[.AF34]&amp;&quot;'&quot;&amp;[.AE35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36]-69)/12)*440" table:style-name="ce4">
            <text:p><text:s/>1.568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'','','','','','',''," table:formula="of:=[.AF35]&amp;&quot;'&quot;&amp;[.AE36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37]-69)/12)*440" table:style-name="ce4">
            <text:p><text:s/>1.661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'','','','','','',''," table:formula="of:=[.AF36]&amp;&quot;'&quot;&amp;[.AE37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C38]-69)/12)*440" table:style-name="ce4">
            <text:p><text:s/>1.760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'','','','','','',''," table:formula="of:=[.AF37]&amp;&quot;'&quot;&amp;[.AE38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39]-69)/12)*440" table:style-name="ce4">
            <text:p><text:s/>1.865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'','','','','','',''," table:formula="of:=[.AF38]&amp;&quot;'&quot;&amp;[.AE39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0]-69)/12)*440" table:style-name="ce4">
            <text:p><text:s/>1.976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'','','','','','',''," table:formula="of:=[.AF39]&amp;&quot;'&quot;&amp;[.AE40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1]-69)/12)*440" table:style-name="ce4">
            <text:p><text:s/>2.093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'','','','','','',''," table:formula="of:=[.AF40]&amp;&quot;'&quot;&amp;[.AE41]&amp;&quot;',&quot;" table:style-name="ce1">
            <text:p>'',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2]-69)/12)*440" table:style-name="ce4">
            <text:p><text:s/>2.217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'','','','','','',''," table:formula="of:=[.AF41]&amp;&quot;'&quot;&amp;[.AE42]&amp;&quot;',&quot;" table:style-name="ce1">
            <text:p>'','','','','','','','','','','','','','',</text:p>
          </table:table-cell>
          <table:table-cell table:number-columns-repeated="16352"/>
        </table:table-row>
        <table:table-row table:number-rows-repeated="1048534" table:style-name="ro1">
          <table:table-cell table:number-columns-repeated="16384"/>
        </table:table-row>
      </table:table>
      <table:table table:name="Bassoon" table:style-name="ta1">
        <table:table-column table:style-name="co1" table:default-cell-style-name="ce1"/>
        <table:table-column table:style-name="co11" table:number-columns-repeated="14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47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THighD</text:p>
          </table:table-cell>
          <table:table-cell office:value-type="string" table:style-name="ce3">
            <text:p>LTHighB</text:p>
          </table:table-cell>
          <table:table-cell office:value-type="string" table:style-name="ce3">
            <text:p>LTHighA</text:p>
          </table:table-cell>
          <table:table-cell office:value-type="string" table:style-name="ce3">
            <text:p>LTCSharp</text:p>
          </table:table-cell>
          <table:table-cell office:value-type="string" table:style-name="ce3">
            <text:p>LTWhisperKey</text:p>
          </table:table-cell>
          <table:table-cell office:value-type="string" table:style-name="ce3">
            <text:p>LTLowBFlat</text:p>
          </table:table-cell>
          <table:table-cell office:value-type="string" table:style-name="ce3">
            <text:p>LTLowB</text:p>
          </table:table-cell>
          <table:table-cell office:value-type="string" table:style-name="ce3">
            <text:p>LTLowC</text:p>
          </table:table-cell>
          <table:table-cell office:value-type="string" table:style-name="ce3">
            <text:p>LTLowD</text:p>
          </table:table-cell>
          <table:table-cell office:value-type="string" table:style-name="ce3">
            <text:p>LHHigh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HighE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Ring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LowEFlat</text:p>
          </table:table-cell>
          <table:table-cell office:value-type="string" table:style-name="ce3">
            <text:p>LHLowD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TBFlat</text:p>
          </table:table-cell>
          <table:table-cell office:value-type="string" table:style-name="ce3">
            <text:p>RTLowE</text:p>
          </table:table-cell>
          <table:table-cell office:value-type="string" table:style-name="ce3">
            <text:p>RTLowFSharp</text:p>
          </table:table-cell>
          <table:table-cell office:value-type="string" table:style-name="ce3">
            <text:p>RTAFlat</text:p>
          </table:table-cell>
          <table:table-cell office:value-type="string" table:style-name="ce3">
            <text:p>RHCSharpTrill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Ring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FlatTrill</text:p>
          </table:table-cell>
          <table:table-cell office:value-type="string" table:style-name="ce3">
            <text:p>RHLowG</text:p>
          </table:table-cell>
          <table:table-cell office:value-type="string" table:style-name="ce3">
            <text:p>RHLowF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A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4">
            <text:p>\uE1F3</text:p>
          </table:table-cell>
          <table:table-cell office:value-type="string" table:style-name="ce4">
            <text:p>\uE1F4</text:p>
          </table:table-cell>
          <table:table-cell office:value-type="string" table:style-name="ce4">
            <text:p>\uE1F5</text:p>
          </table:table-cell>
          <table:table-cell office:value-type="string" table:style-name="ce4">
            <text:p>\uE1F6</text:p>
          </table:table-cell>
          <table:table-cell office:value-type="string" table:style-name="ce4">
            <text:p>\uE1F7</text:p>
          </table:table-cell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office:value-type="string" table:style-name="ce4">
            <text:p>\uE1E2</text:p>
          </table:table-cell>
          <table:table-cell office:value-type="string" table:style-name="ce4">
            <text:p>\uE1E3</text:p>
          </table:table-cell>
          <table:table-cell office:value-type="string" table:style-name="ce4">
            <text:p>\uE1E4</text:p>
          </table:table-cell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office:value-type="string" table:style-name="ce4">
            <text:p>\uE1E8</text:p>
          </table:table-cell>
          <table:table-cell office:value-type="string" table:style-name="ce4">
            <text:p>\uE1E9</text:p>
          </table:table-cell>
          <table:table-cell table:style-name="ce4"/>
          <table:table-cell office:value-type="string" table:style-name="ce4">
            <text:p>\uE1FC</text:p>
          </table:table-cell>
          <table:table-cell office:value-type="string" table:style-name="ce4">
            <text:p>\uE1FD</text:p>
          </table:table-cell>
          <table:table-cell office:value-type="string" table:style-name="ce4">
            <text:p>\uE1FE</text:p>
          </table:table-cell>
          <table:table-cell office:value-type="string" table:style-name="ce4">
            <text:p>\uE1FF</text:p>
          </table:table-cell>
          <table:table-cell office:value-type="string" table:style-name="ce4">
            <text:p>\uE1EA</text:p>
          </table:table-cell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office:value-type="string" table:style-name="ce4">
            <text:p>\uE1EE</text:p>
          </table:table-cell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office:value-type="string" table:style-name="ce4">
            <text:p>\uE1F1</text:p>
          </table:table-cell>
          <table:table-cell office:value-type="string" table:style-name="ce4">
            <text:p>\uE1F2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E0\uE1E1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A#1/Bb1</text:p>
          </table:table-cell>
          <table:table-cell table:number-columns-repeated="5" table:style-name="ce4"/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4" table:style-name="ce4"/>
          <table:table-cell office:value-type="string" table:style-name="ce4">
            <text:p>\uE1FD</text:p>
          </table:table-cell>
          <table:table-cell table:number-columns-repeated="3" table:style-name="ce4"/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table:style-name="ce4"/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table:number-columns-repeated="3" table:style-name="ce4"/>
          <table:table-cell office:value-type="float" office:value="34" table:style-name="ce1">
            <text:p>34</text:p>
          </table:table-cell>
          <table:table-cell office:value-type="float" office:value="58.270470189761255" table:formula="of:=POWER(2;([.AH3]-69)/12)*440" table:style-name="ce4">
            <text:p><text:s/>58<text:s/></text:p>
          </table:table-cell>
          <table:table-cell office:value-type="string" office:string-value="\uE1F8\uE1F9\uE1FA\uE1FB\uE1E3\uE1E5\uE1E6\uE1E7\uE1FD\uE1EB\uE1EC\uE1ED\uE1EF\uE1F0" table:formula="of:=COM.MICROSOFT.CONCAT([.B3:.AF3])" table:style-name="ce4">
            <text:p><text:s/>\uE1F8\uE1F9\uE1FA\uE1FB\uE1E3\uE1E5\uE1E6\uE1E7\uE1FD\uE1EB\uE1EC\uE1ED\uE1EF\uE1F0<text:s/></text:p>
          </table:table-cell>
          <table:table-cell office:value-type="string" office:string-value="'\uE1F8\uE1F9\uE1FA\uE1FB\uE1E3\uE1E5\uE1E6\uE1E7\uE1FD\uE1EB\uE1EC\uE1ED\uE1EF\uE1F0'," table:formula="of:=&quot;'&quot;&amp;[.AJ3]&amp;&quot;',&quot;" table:style-name="ce1">
            <text:p>'\uE1F8\uE1F9\uE1FA\uE1FB\uE1E3\uE1E5\uE1E6\uE1E7\uE1FD\uE1EB\uE1EC\uE1ED\uE1EF\uE1F0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1</text:p>
          </table:table-cell>
          <table:table-cell table:number-columns-repeated="31" table:style-name="ce4"/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1.735412657015516" table:formula="of:=POWER(2;([.AH4]-69)/12)*440" table:style-name="ce4">
            <text:p><text:s/>62<text:s/></text:p>
          </table:table-cell>
          <table:table-cell office:value-type="string" office:string-value="" table:formula="of:=COM.MICROSOFT.CONCAT([.B4:.AF4])" table:style-name="ce4">
            <text:p><text:s text:c="2"/></text:p>
          </table:table-cell>
          <table:table-cell office:value-type="string" office:string-value="'\uE1F8\uE1F9\uE1FA\uE1FB\uE1E3\uE1E5\uE1E6\uE1E7\uE1FD\uE1EB\uE1EC\uE1ED\uE1EF\uE1F0',''," table:formula="of:=[.AK3]&amp;&quot;'&quot;&amp;[.AJ4]&amp;&quot;',&quot;" table:style-name="ce1">
            <text:p>'\uE1F8\uE1F9\uE1FA\uE1FB\uE1E3\uE1E5\uE1E6\uE1E7\uE1FD\uE1EB\uE1EC\uE1ED\uE1EF\uE1F0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float" office:value="65.406391325149656" table:formula="of:=POWER(2;([.AH5]-69)/12)*440" table:style-name="ce4">
            <text:p><text:s/>65<text:s/></text:p>
          </table:table-cell>
          <table:table-cell office:value-type="string" office:string-value="" table:formula="of:=COM.MICROSOFT.CONCAT([.B5:.AF5])" table:style-name="ce4">
            <text:p><text:s text:c="2"/></text:p>
          </table:table-cell>
          <table:table-cell office:value-type="string" office:string-value="'\uE1F8\uE1F9\uE1FA\uE1FB\uE1E3\uE1E5\uE1E6\uE1E7\uE1FD\uE1EB\uE1EC\uE1ED\uE1EF\uE1F0','',''," table:formula="of:=[.AK4]&amp;&quot;'&quot;&amp;[.AJ5]&amp;&quot;',&quot;" table:style-name="ce1">
            <text:p>'\uE1F8\uE1F9\uE1FA\uE1FB\uE1E3\uE1E5\uE1E6\uE1E7\uE1FD\uE1EB\uE1EC\uE1ED\uE1EF\uE1F0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2/Db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7" table:style-name="ce1">
            <text:p>37</text:p>
          </table:table-cell>
          <table:table-cell office:value-type="float" office:value="69.295657744218019" table:formula="of:=POWER(2;([.AH6]-69)/12)*440" table:style-name="ce4">
            <text:p><text:s/>69<text:s/></text:p>
          </table:table-cell>
          <table:table-cell office:value-type="string" office:string-value="" table:formula="of:=COM.MICROSOFT.CONCAT([.B6:.AF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" table:formula="of:=[.AK5]&amp;&quot;'&quot;&amp;[.AJ6]&amp;&quot;',&quot;" table:style-name="ce1">
            <text:p>'\uE1F8\uE1F9\uE1FA\uE1FB\uE1E3\uE1E5\uE1E6\uE1E7\uE1FD\uE1EB\uE1EC\uE1ED\uE1EF\uE1F0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float" office:value="73.416191979351879" table:formula="of:=POWER(2;([.AH7]-69)/12)*440" table:style-name="ce4">
            <text:p><text:s/>73<text:s/></text:p>
          </table:table-cell>
          <table:table-cell office:value-type="string" office:string-value="" table:formula="of:=COM.MICROSOFT.CONCAT([.B7:.AF7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" table:formula="of:=[.AK6]&amp;&quot;'&quot;&amp;[.AJ7]&amp;&quot;',&quot;" table:style-name="ce1">
            <text:p>'\uE1F8\uE1F9\uE1FA\uE1FB\uE1E3\uE1E5\uE1E6\uE1E7\uE1FD\uE1EB\uE1EC\uE1ED\uE1EF\uE1F0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2/Eb2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39" table:style-name="ce1">
            <text:p>39</text:p>
          </table:table-cell>
          <table:table-cell office:value-type="float" office:value="77.781745930520216" table:formula="of:=POWER(2;([.AH8]-69)/12)*440" table:style-name="ce4">
            <text:p><text:s/>78<text:s/></text:p>
          </table:table-cell>
          <table:table-cell office:value-type="string" office:string-value="" table:formula="of:=COM.MICROSOFT.CONCAT([.B8:.AF8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" table:formula="of:=[.AK7]&amp;&quot;'&quot;&amp;[.AJ8]&amp;&quot;',&quot;" table:style-name="ce1">
            <text:p>'\uE1F8\uE1F9\uE1FA\uE1FB\uE1E3\uE1E5\uE1E6\uE1E7\uE1FD\uE1EB\uE1EC\uE1ED\uE1EF\uE1F0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2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2.406889228217494" table:formula="of:=POWER(2;([.AH9]-69)/12)*440" table:style-name="ce4">
            <text:p><text:s/>82<text:s/></text:p>
          </table:table-cell>
          <table:table-cell office:value-type="string" office:string-value="" table:formula="of:=COM.MICROSOFT.CONCAT([.B9:.AF9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" table:formula="of:=[.AK8]&amp;&quot;'&quot;&amp;[.AJ9]&amp;&quot;',&quot;" table:style-name="ce1">
            <text:p>'\uE1F8\uE1F9\uE1FA\uE1FB\uE1E3\uE1E5\uE1E6\uE1E7\uE1FD\uE1EB\uE1EC\uE1ED\uE1EF\uE1F0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2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41" table:style-name="ce1">
            <text:p>41</text:p>
          </table:table-cell>
          <table:table-cell office:value-type="float" office:value="87.307057858250957" table:formula="of:=POWER(2;([.AH10]-69)/12)*440" table:style-name="ce4">
            <text:p><text:s/>87<text:s/></text:p>
          </table:table-cell>
          <table:table-cell office:value-type="string" office:string-value="" table:formula="of:=COM.MICROSOFT.CONCAT([.B10:.AF10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" table:formula="of:=[.AK9]&amp;&quot;'&quot;&amp;[.AJ10]&amp;&quot;',&quot;" table:style-name="ce1">
            <text:p>'\uE1F8\uE1F9\uE1FA\uE1FB\uE1E3\uE1E5\uE1E6\uE1E7\uE1FD\uE1EB\uE1EC\uE1ED\uE1EF\uE1F0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2/Gb2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42" table:style-name="ce1">
            <text:p>42</text:p>
          </table:table-cell>
          <table:table-cell office:value-type="float" office:value="92.498605677908614" table:formula="of:=POWER(2;([.AH11]-69)/12)*440" table:style-name="ce4">
            <text:p><text:s/>92<text:s/></text:p>
          </table:table-cell>
          <table:table-cell office:value-type="string" office:string-value="" table:formula="of:=COM.MICROSOFT.CONCAT([.B11:.AF11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" table:formula="of:=[.AK10]&amp;&quot;'&quot;&amp;[.AJ11]&amp;&quot;',&quot;" table:style-name="ce1">
            <text:p>'\uE1F8\uE1F9\uE1FA\uE1FB\uE1E3\uE1E5\uE1E6\uE1E7\uE1FD\uE1EB\uE1EC\uE1ED\uE1EF\uE1F0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2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43" table:style-name="ce1">
            <text:p>43</text:p>
          </table:table-cell>
          <table:table-cell office:value-type="float" office:value="97.998858995437345" table:formula="of:=POWER(2;([.AH12]-69)/12)*440" table:style-name="ce4">
            <text:p><text:s/>98<text:s/></text:p>
          </table:table-cell>
          <table:table-cell office:value-type="string" office:string-value="" table:formula="of:=COM.MICROSOFT.CONCAT([.B12:.AF12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" table:formula="of:=[.AK11]&amp;&quot;'&quot;&amp;[.AJ12]&amp;&quot;',&quot;" table:style-name="ce1">
            <text:p>'\uE1F8\uE1F9\uE1FA\uE1FB\uE1E3\uE1E5\uE1E6\uE1E7\uE1FD\uE1EB\uE1EC\uE1ED\uE1EF\uE1F0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2/Ab2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4" table:style-name="ce1">
            <text:p>44</text:p>
          </table:table-cell>
          <table:table-cell office:value-type="float" office:value="103.82617439498628" table:formula="of:=POWER(2;([.AH13]-69)/12)*440" table:style-name="ce4">
            <text:p><text:s/>104<text:s/></text:p>
          </table:table-cell>
          <table:table-cell office:value-type="string" office:string-value="" table:formula="of:=COM.MICROSOFT.CONCAT([.B13:.AF13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" table:formula="of:=[.AK12]&amp;&quot;'&quot;&amp;[.AJ13]&amp;&quot;',&quot;" table:style-name="ce1">
            <text:p>'\uE1F8\uE1F9\uE1FA\uE1FB\uE1E3\uE1E5\uE1E6\uE1E7\uE1FD\uE1EB\uE1EC\uE1ED\uE1EF\uE1F0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2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45" table:style-name="ce1">
            <text:p>45</text:p>
          </table:table-cell>
          <table:table-cell office:value-type="float" office:value="110" table:formula="of:=POWER(2;([.AH14]-69)/12)*440" table:style-name="ce4">
            <text:p><text:s/>110<text:s/></text:p>
          </table:table-cell>
          <table:table-cell office:value-type="string" office:string-value="" table:formula="of:=COM.MICROSOFT.CONCAT([.B14:.AF14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" table:formula="of:=[.AK13]&amp;&quot;'&quot;&amp;[.AJ14]&amp;&quot;',&quot;" table:style-name="ce1">
            <text:p>'\uE1F8\uE1F9\uE1FA\uE1FB\uE1E3\uE1E5\uE1E6\uE1E7\uE1FD\uE1EB\uE1EC\uE1ED\uE1EF\uE1F0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2/Bb2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46" table:style-name="ce1">
            <text:p>46</text:p>
          </table:table-cell>
          <table:table-cell office:value-type="float" office:value="116.54094037952248" table:formula="of:=POWER(2;([.AH15]-69)/12)*440" table:style-name="ce4">
            <text:p><text:s/>117<text:s/></text:p>
          </table:table-cell>
          <table:table-cell office:value-type="string" office:string-value="" table:formula="of:=COM.MICROSOFT.CONCAT([.B15:.AF15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" table:formula="of:=[.AK14]&amp;&quot;'&quot;&amp;[.AJ15]&amp;&quot;',&quot;" table:style-name="ce1">
            <text:p>'\uE1F8\uE1F9\uE1FA\uE1FB\uE1E3\uE1E5\uE1E6\uE1E7\uE1FD\uE1EB\uE1EC\uE1ED\uE1EF\uE1F0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2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7" table:style-name="ce1">
            <text:p>47</text:p>
          </table:table-cell>
          <table:table-cell office:value-type="float" office:value="123.47082531403106" table:formula="of:=POWER(2;([.AH16]-69)/12)*440" table:style-name="ce4">
            <text:p><text:s/>123<text:s/></text:p>
          </table:table-cell>
          <table:table-cell office:value-type="string" office:string-value="" table:formula="of:=COM.MICROSOFT.CONCAT([.B16:.AF1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''," table:formula="of:=[.AK15]&amp;&quot;'&quot;&amp;[.AJ16]&amp;&quot;',&quot;" table:style-name="ce1">
            <text:p>'\uE1F8\uE1F9\uE1FA\uE1FB\uE1E3\uE1E5\uE1E6\uE1E7\uE1FD\uE1EB\uE1EC\uE1ED\uE1EF\uE1F0','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8" table:style-name="ce1">
            <text:p>48</text:p>
          </table:table-cell>
          <table:table-cell office:value-type="float" office:value="130.81278265029931" table:formula="of:=POWER(2;([.AH17]-69)/12)*440" table:style-name="ce4">
            <text:p><text:s/>131<text:s/></text:p>
          </table:table-cell>
          <table:table-cell office:value-type="string" office:string-value="" table:formula="of:=COM.MICROSOFT.CONCAT([.B17:.AF17])" table:style-name="ce4">
            <text:p><text:s text:c="2"/></text:p>
          </table:table-cell>
          <table:table-cell office:value-type="string" office:string-value="''," table:formula="of:=&quot;'&quot;&amp;[.AJ17]&amp;&quot;',&quot;" table:style-name="ce1">
            <text:p>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3/Db3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9" table:style-name="ce1">
            <text:p>49</text:p>
          </table:table-cell>
          <table:table-cell office:value-type="float" office:value="138.59131548843604" table:formula="of:=POWER(2;([.AH18]-69)/12)*440" table:style-name="ce4">
            <text:p><text:s/>139<text:s/></text:p>
          </table:table-cell>
          <table:table-cell office:value-type="string" office:string-value="" table:formula="of:=COM.MICROSOFT.CONCAT([.B18:.AF18])" table:style-name="ce4">
            <text:p><text:s text:c="2"/></text:p>
          </table:table-cell>
          <table:table-cell office:value-type="string" office:string-value="'',''," table:formula="of:=[.AK17]&amp;&quot;'&quot;&amp;[.AJ18]&amp;&quot;',&quot;" table:style-name="ce1">
            <text:p>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3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50" table:style-name="ce1">
            <text:p>50</text:p>
          </table:table-cell>
          <table:table-cell office:value-type="float" office:value="146.83238395870382" table:formula="of:=POWER(2;([.AH19]-69)/12)*440" table:style-name="ce4">
            <text:p><text:s/>147<text:s/></text:p>
          </table:table-cell>
          <table:table-cell office:value-type="string" office:string-value="" table:formula="of:=COM.MICROSOFT.CONCAT([.B19:.AF19])" table:style-name="ce4">
            <text:p><text:s text:c="2"/></text:p>
          </table:table-cell>
          <table:table-cell office:value-type="string" office:string-value="'','',''," table:formula="of:=[.AK18]&amp;&quot;'&quot;&amp;[.AJ19]&amp;&quot;',&quot;" table:style-name="ce1">
            <text:p>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3/Eb3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51" table:style-name="ce1">
            <text:p>51</text:p>
          </table:table-cell>
          <table:table-cell office:value-type="float" office:value="155.56349186104046" table:formula="of:=POWER(2;([.AH20]-69)/12)*440" table:style-name="ce4">
            <text:p><text:s/>156<text:s/></text:p>
          </table:table-cell>
          <table:table-cell office:value-type="string" office:string-value="" table:formula="of:=COM.MICROSOFT.CONCAT([.B20:.AF20])" table:style-name="ce4">
            <text:p><text:s text:c="2"/></text:p>
          </table:table-cell>
          <table:table-cell office:value-type="string" office:string-value="'','','',''," table:formula="of:=[.AK19]&amp;&quot;'&quot;&amp;[.AJ20]&amp;&quot;',&quot;" table:style-name="ce1">
            <text:p>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3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164.81377845643496" table:formula="of:=POWER(2;([.AH21]-69)/12)*440" table:style-name="ce4">
            <text:p><text:s/>165<text:s/></text:p>
          </table:table-cell>
          <table:table-cell office:value-type="string" office:string-value="" table:formula="of:=COM.MICROSOFT.CONCAT([.B21:.AF21])" table:style-name="ce4">
            <text:p><text:s text:c="2"/></text:p>
          </table:table-cell>
          <table:table-cell office:value-type="string" office:string-value="'','','','',''," table:formula="of:=[.AK20]&amp;&quot;'&quot;&amp;[.AJ21]&amp;&quot;',&quot;" table:style-name="ce1">
            <text:p>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53" table:style-name="ce1">
            <text:p>53</text:p>
          </table:table-cell>
          <table:table-cell office:value-type="float" office:value="174.61411571650197" table:formula="of:=POWER(2;([.AH22]-69)/12)*440" table:style-name="ce4">
            <text:p><text:s/>175<text:s/></text:p>
          </table:table-cell>
          <table:table-cell office:value-type="string" office:string-value="" table:formula="of:=COM.MICROSOFT.CONCAT([.B22:.AF22])" table:style-name="ce4">
            <text:p><text:s text:c="2"/></text:p>
          </table:table-cell>
          <table:table-cell office:value-type="string" office:string-value="'','','','','',''," table:formula="of:=[.AK21]&amp;&quot;'&quot;&amp;[.AJ22]&amp;&quot;',&quot;" table:style-name="ce1">
            <text:p>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3/Gb3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H23]-69)/12)*440" table:style-name="ce4">
            <text:p><text:s/>185<text:s/></text:p>
          </table:table-cell>
          <table:table-cell office:value-type="string" office:string-value="" table:formula="of:=COM.MICROSOFT.CONCAT([.B23:.AF23])" table:style-name="ce4">
            <text:p><text:s text:c="2"/></text:p>
          </table:table-cell>
          <table:table-cell office:value-type="string" office:string-value="'','','','','','',''," table:formula="of:=[.AK22]&amp;&quot;'&quot;&amp;[.AJ23]&amp;&quot;',&quot;" table:style-name="ce1">
            <text:p>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table:number-columns-repeated="13"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H24]-69)/12)*440" table:style-name="ce4">
            <text:p><text:s/>196<text:s/></text:p>
          </table:table-cell>
          <table:table-cell office:value-type="string" office:string-value="" table:formula="of:=COM.MICROSOFT.CONCAT([.B24:.AF24])" table:style-name="ce4">
            <text:p><text:s text:c="2"/></text:p>
          </table:table-cell>
          <table:table-cell office:value-type="string" office:string-value="'','','','','','','',''," table:formula="of:=[.AK23]&amp;&quot;'&quot;&amp;[.AJ24]&amp;&quot;',&quot;" table:style-name="ce1">
            <text:p>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3/Ab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H25]-69)/12)*440" table:style-name="ce4">
            <text:p><text:s/>208<text:s/></text:p>
          </table:table-cell>
          <table:table-cell office:value-type="string" office:string-value="" table:formula="of:=COM.MICROSOFT.CONCAT([.B25:.AF25])" table:style-name="ce4">
            <text:p><text:s text:c="2"/></text:p>
          </table:table-cell>
          <table:table-cell office:value-type="string" office:string-value="'','','','','','','','',''," table:formula="of:=[.AK24]&amp;&quot;'&quot;&amp;[.AJ25]&amp;&quot;',&quot;" table:style-name="ce1">
            <text:p>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H26]-69)/12)*440" table:style-name="ce4">
            <text:p><text:s/>220<text:s/></text:p>
          </table:table-cell>
          <table:table-cell office:value-type="string" office:string-value="" table:formula="of:=COM.MICROSOFT.CONCAT([.B26:.AF26])" table:style-name="ce4">
            <text:p><text:s text:c="2"/></text:p>
          </table:table-cell>
          <table:table-cell office:value-type="string" office:string-value="'','','','','','','','','',''," table:formula="of:=[.AK25]&amp;&quot;'&quot;&amp;[.AJ26]&amp;&quot;',&quot;" table:style-name="ce1">
            <text:p>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32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H27]-69)/12)*440" table:style-name="ce4">
            <text:p><text:s/>233<text:s/></text:p>
          </table:table-cell>
          <table:table-cell office:value-type="string" office:string-value="" table:formula="of:=COM.MICROSOFT.CONCAT([.B27:.AF27])" table:style-name="ce4">
            <text:p><text:s text:c="2"/></text:p>
          </table:table-cell>
          <table:table-cell office:value-type="string" office:string-value="'','','','','','','','','','',''," table:formula="of:=[.AK26]&amp;&quot;'&quot;&amp;[.AJ27]&amp;&quot;',&quot;" table:style-name="ce1">
            <text:p>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1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H28]-69)/12)*440" table:style-name="ce4">
            <text:p><text:s/>247<text:s/></text:p>
          </table:table-cell>
          <table:table-cell office:value-type="string" office:string-value="" table:formula="of:=COM.MICROSOFT.CONCAT([.B28:.AF28])" table:style-name="ce4">
            <text:p><text:s text:c="2"/></text:p>
          </table:table-cell>
          <table:table-cell office:value-type="string" office:string-value="'','','','','','','','','','','',''," table:formula="of:=[.AK27]&amp;&quot;'&quot;&amp;[.AJ28]&amp;&quot;',&quot;" table:style-name="ce1">
            <text:p>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10"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9" table:style-name="ce4"/>
          <table:table-cell office:value-type="string" table:style-name="ce4">
            <text:p>\uE1EC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H29]-69)/12)*440" table:style-name="ce4">
            <text:p><text:s/>262<text:s/></text:p>
          </table:table-cell>
          <table:table-cell office:value-type="string" office:string-value="\uE1E3\uE1E5\uE1E6\uE1E7\uE1EC" table:formula="of:=COM.MICROSOFT.CONCAT([.B29:.AF29])" table:style-name="ce4">
            <text:p><text:s/>\uE1E3\uE1E5\uE1E6\uE1E7\uE1EC<text:s/></text:p>
          </table:table-cell>
          <table:table-cell office:value-type="string" office:string-value="'\uE1E3\uE1E5\uE1E6\uE1E7\uE1EC'," table:formula="of:=&quot;'&quot;&amp;[.AJ29]&amp;&quot;',&quot;" table:style-name="ce1">
            <text:p>'\uE1E3\uE1E5\uE1E6\uE1E7\uE1EC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H30]-69)/12)*440" table:style-name="ce4">
            <text:p><text:s/>277<text:s/></text:p>
          </table:table-cell>
          <table:table-cell office:value-type="string" office:string-value="" table:formula="of:=COM.MICROSOFT.CONCAT([.B30:.AF30])" table:style-name="ce4">
            <text:p><text:s text:c="2"/></text:p>
          </table:table-cell>
          <table:table-cell office:value-type="string" office:string-value="'\uE1E3\uE1E5\uE1E6\uE1E7\uE1EC',''," table:formula="of:=[.AK29]&amp;&quot;'&quot;&amp;[.AJ30]&amp;&quot;',&quot;" table:style-name="ce1">
            <text:p>'\uE1E3\uE1E5\uE1E6\uE1E7\uE1EC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H31]-69)/12)*440" table:style-name="ce4">
            <text:p><text:s/>294<text:s/></text:p>
          </table:table-cell>
          <table:table-cell office:value-type="string" office:string-value="" table:formula="of:=COM.MICROSOFT.CONCAT([.B31:.AF31])" table:style-name="ce4">
            <text:p><text:s text:c="2"/></text:p>
          </table:table-cell>
          <table:table-cell office:value-type="string" office:string-value="'\uE1E3\uE1E5\uE1E6\uE1E7\uE1EC','',''," table:formula="of:=[.AK30]&amp;&quot;'&quot;&amp;[.AJ31]&amp;&quot;',&quot;" table:style-name="ce1">
            <text:p>'\uE1E3\uE1E5\uE1E6\uE1E7\uE1EC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H32]-69)/12)*440" table:style-name="ce4">
            <text:p><text:s/>311<text:s/></text:p>
          </table:table-cell>
          <table:table-cell office:value-type="string" office:string-value="" table:formula="of:=COM.MICROSOFT.CONCAT([.B32:.AF32])" table:style-name="ce4">
            <text:p><text:s text:c="2"/></text:p>
          </table:table-cell>
          <table:table-cell office:value-type="string" office:string-value="'\uE1E3\uE1E5\uE1E6\uE1E7\uE1EC','','',''," table:formula="of:=[.AK31]&amp;&quot;'&quot;&amp;[.AJ32]&amp;&quot;',&quot;" table:style-name="ce1">
            <text:p>'\uE1E3\uE1E5\uE1E6\uE1E7\uE1EC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H33]-69)/12)*440" table:style-name="ce4">
            <text:p><text:s/>330<text:s/></text:p>
          </table:table-cell>
          <table:table-cell office:value-type="string" office:string-value="" table:formula="of:=COM.MICROSOFT.CONCAT([.B33:.AF33])" table:style-name="ce4">
            <text:p><text:s text:c="2"/></text:p>
          </table:table-cell>
          <table:table-cell office:value-type="string" office:string-value="'\uE1E3\uE1E5\uE1E6\uE1E7\uE1EC','','','',''," table:formula="of:=[.AK32]&amp;&quot;'&quot;&amp;[.AJ33]&amp;&quot;',&quot;" table:style-name="ce1">
            <text:p>'\uE1E3\uE1E5\uE1E6\uE1E7\uE1EC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H34]-69)/12)*440" table:style-name="ce4">
            <text:p><text:s/>349<text:s/></text:p>
          </table:table-cell>
          <table:table-cell office:value-type="string" office:string-value="" table:formula="of:=COM.MICROSOFT.CONCAT([.B34:.AF34])" table:style-name="ce4">
            <text:p><text:s text:c="2"/></text:p>
          </table:table-cell>
          <table:table-cell office:value-type="string" office:string-value="'\uE1E3\uE1E5\uE1E6\uE1E7\uE1EC','','','','',''," table:formula="of:=[.AK33]&amp;&quot;'&quot;&amp;[.AJ34]&amp;&quot;',&quot;" table:style-name="ce1">
            <text:p>'\uE1E3\uE1E5\uE1E6\uE1E7\uE1EC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H35]-69)/12)*440" table:style-name="ce4">
            <text:p><text:s/>370<text:s/></text:p>
          </table:table-cell>
          <table:table-cell office:value-type="string" office:string-value="" table:formula="of:=COM.MICROSOFT.CONCAT([.B35:.AF35])" table:style-name="ce4">
            <text:p><text:s text:c="2"/></text:p>
          </table:table-cell>
          <table:table-cell office:value-type="string" office:string-value="'\uE1E3\uE1E5\uE1E6\uE1E7\uE1EC','','','','','',''," table:formula="of:=[.AK34]&amp;&quot;'&quot;&amp;[.AJ35]&amp;&quot;',&quot;" table:style-name="ce1">
            <text:p>'\uE1E3\uE1E5\uE1E6\uE1E7\uE1EC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H36]-69)/12)*440" table:style-name="ce4">
            <text:p><text:s/>392<text:s/></text:p>
          </table:table-cell>
          <table:table-cell office:value-type="string" office:string-value="" table:formula="of:=COM.MICROSOFT.CONCAT([.B36:.AF36])" table:style-name="ce4">
            <text:p><text:s text:c="2"/></text:p>
          </table:table-cell>
          <table:table-cell office:value-type="string" office:string-value="'\uE1E3\uE1E5\uE1E6\uE1E7\uE1EC','','','','','','',''," table:formula="of:=[.AK35]&amp;&quot;'&quot;&amp;[.AJ36]&amp;&quot;',&quot;" table:style-name="ce1">
            <text:p>'\uE1E3\uE1E5\uE1E6\uE1E7\uE1EC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H37]-69)/12)*440" table:style-name="ce4">
            <text:p><text:s/>415<text:s/></text:p>
          </table:table-cell>
          <table:table-cell office:value-type="string" office:string-value="" table:formula="of:=COM.MICROSOFT.CONCAT([.B37:.AF37])" table:style-name="ce4">
            <text:p><text:s text:c="2"/></text:p>
          </table:table-cell>
          <table:table-cell office:value-type="string" office:string-value="'\uE1E3\uE1E5\uE1E6\uE1E7\uE1EC','','','','','','','',''," table:formula="of:=[.AK36]&amp;&quot;'&quot;&amp;[.AJ37]&amp;&quot;',&quot;" table:style-name="ce1">
            <text:p>'\uE1E3\uE1E5\uE1E6\uE1E7\uE1EC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H38]-69)/12)*440" table:style-name="ce4">
            <text:p><text:s/>440<text:s/></text:p>
          </table:table-cell>
          <table:table-cell office:value-type="string" office:string-value="" table:formula="of:=COM.MICROSOFT.CONCAT([.B38:.AF38])" table:style-name="ce4">
            <text:p><text:s text:c="2"/></text:p>
          </table:table-cell>
          <table:table-cell office:value-type="string" office:string-value="'\uE1E3\uE1E5\uE1E6\uE1E7\uE1EC','','','','','','','','',''," table:formula="of:=[.AK37]&amp;&quot;'&quot;&amp;[.AJ38]&amp;&quot;',&quot;" table:style-name="ce1">
            <text:p>'\uE1E3\uE1E5\uE1E6\uE1E7\uE1EC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H39]-69)/12)*440" table:style-name="ce4">
            <text:p><text:s/>466<text:s/></text:p>
          </table:table-cell>
          <table:table-cell office:value-type="string" office:string-value="" table:formula="of:=COM.MICROSOFT.CONCAT([.B39:.AF39])" table:style-name="ce4">
            <text:p><text:s text:c="2"/></text:p>
          </table:table-cell>
          <table:table-cell office:value-type="string" office:string-value="'\uE1E3\uE1E5\uE1E6\uE1E7\uE1EC','','','','','','','','','',''," table:formula="of:=[.AK38]&amp;&quot;'&quot;&amp;[.AJ39]&amp;&quot;',&quot;" table:style-name="ce1">
            <text:p>'\uE1E3\uE1E5\uE1E6\uE1E7\uE1EC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H40]-69)/12)*440" table:style-name="ce4">
            <text:p><text:s/>494<text:s/></text:p>
          </table:table-cell>
          <table:table-cell office:value-type="string" office:string-value="" table:formula="of:=COM.MICROSOFT.CONCAT([.B40:.AF40])" table:style-name="ce4">
            <text:p><text:s text:c="2"/></text:p>
          </table:table-cell>
          <table:table-cell office:value-type="string" office:string-value="'\uE1E3\uE1E5\uE1E6\uE1E7\uE1EC','','','','','','','','','','',''," table:formula="of:=[.AK39]&amp;&quot;'&quot;&amp;[.AJ40]&amp;&quot;',&quot;" table:style-name="ce1">
            <text:p>'\uE1E3\uE1E5\uE1E6\uE1E7\uE1EC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H41]-69)/12)*440" table:style-name="ce4">
            <text:p><text:s/>523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H42]-69)/12)*440" table:style-name="ce4">
            <text:p><text:s/>554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H43]-69)/12)*440" table:style-name="ce4">
            <text:p><text:s/>587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H44]-69)/12)*440" table:style-name="ce4">
            <text:p><text:s/>622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H45]-69)/12)*440" table:style-name="ce4">
            <text:p><text:s/>659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H46]-69)/12)*440" table:style-name="ce4">
            <text:p><text:s/>698<text:s/></text:p>
          </table:table-cell>
          <table:table-cell table:number-columns-repeated="16349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Saxophone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54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Octave</text:p>
          </table:table-cell>
          <table:table-cell office:value-type="string" table:style-name="ce3">
            <text:p>LHLowA</text:p>
          </table:table-cell>
          <table:table-cell office:value-type="string" table:style-name="ce3">
            <text:p>LHFrontF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B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EFlatPalm</text:p>
          </table:table-cell>
          <table:table-cell office:value-type="string" table:style-name="ce3">
            <text:p>LHDPalm</text:p>
          </table:table-cell>
          <table:table-cell office:value-type="string" table:style-name="ce3">
            <text:p>LHFPalm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C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ESide</text:p>
          </table:table-cell>
          <table:table-cell office:value-type="string" table:style-name="ce3">
            <text:p>RHCSide</text:p>
          </table:table-cell>
          <table:table-cell office:value-type="string" table:style-name="ce3">
            <text:p>RHBFlatSide</text:p>
          </table:table-cell>
          <table:table-cell office:value-type="string" table:style-name="ce3">
            <text:p>RHHighF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SharpAlternate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LowEFlat</text:p>
          </table:table-cell>
          <table:table-cell office:value-type="string" table:style-name="ce3">
            <text:p>RHLowC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3"/>
        </table:table-row>
        <table:table-row table:style-name="ro1">
          <table:table-cell table:style-name="ce1"/>
          <table:table-cell office:value-type="string" table:style-name="ce4">
            <text:p>\uE282</text:p>
          </table:table-cell>
          <table:table-cell office:value-type="string" table:style-name="ce4">
            <text:p>\uE299</text:p>
          </table:table-cell>
          <table:table-cell office:value-type="string" table:style-name="ce4">
            <text:p>\uE283</text:p>
          </table:table-cell>
          <table:table-cell office:value-type="string" table:style-name="ce4">
            <text:p>\uE284</text:p>
          </table:table-cell>
          <table:table-cell office:value-type="string" table:style-name="ce4">
            <text:p>\uE285</text:p>
          </table:table-cell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office:value-type="string" table:style-name="ce4">
            <text:p>\uE288</text:p>
          </table:table-cell>
          <table:table-cell office:value-type="string" table:style-name="ce4">
            <text:p>\uE289</text:p>
          </table:table-cell>
          <table:table-cell office:value-type="string" table:style-name="ce4">
            <text:p>\uE28A</text:p>
          </table:table-cell>
          <table:table-cell office:value-type="string" table:style-name="ce4">
            <text:p>\uE28B</text:p>
          </table:table-cell>
          <table:table-cell office:value-type="string" table:style-name="ce4">
            <text:p>\uE28C</text:p>
          </table:table-cell>
          <table:table-cell office:value-type="string" table:style-name="ce4">
            <text:p>\uE28D</text:p>
          </table:table-cell>
          <table:table-cell office:value-type="string" table:style-name="ce4">
            <text:p>\uE28E</text:p>
          </table:table-cell>
          <table:table-cell table:style-name="ce4"/>
          <table:table-cell office:value-type="string" table:style-name="ce4">
            <text:p>\uE28F</text:p>
          </table:table-cell>
          <table:table-cell office:value-type="string" table:style-name="ce4">
            <text:p>\uE290</text:p>
          </table:table-cell>
          <table:table-cell office:value-type="string" table:style-name="ce4">
            <text:p>\uE291</text:p>
          </table:table-cell>
          <table:table-cell office:value-type="string" table:style-name="ce4">
            <text:p>\uE292</text:p>
          </table:table-cell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office:value-type="string" table:style-name="ce4">
            <text:p>\uE295</text:p>
          </table:table-cell>
          <table:table-cell office:value-type="string" table:style-name="ce4">
            <text:p>\uE296</text:p>
          </table:table-cell>
          <table:table-cell office:value-type="string" table:style-name="ce4">
            <text:p>\uE297</text:p>
          </table:table-cell>
          <table:table-cell office:value-type="string" table:style-name="ce4">
            <text:p>\uE298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280\uE281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3</text:p>
          </table:table-cell>
          <table:table-cell table:style-name="ce1"/>
          <table:table-cell office:value-type="string" table:style-name="ce4">
            <text:p>\uE299</text:p>
          </table:table-cell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B3]-69)/12)*440" table:style-name="ce4">
            <text:p><text:s/>196<text:s/></text:p>
          </table:table-cell>
          <table:table-cell office:value-type="string" office:string-value="\uE299\uE284\uE286\uE287\uE293\uE294\uE296\uE298" table:formula="of:=COM.MICROSOFT.CONCAT([.B3:.Z3])" table:style-name="ce5">
            <text:p>\uE299\uE284\uE286\uE287\uE293\uE294\uE296\uE298</text:p>
          </table:table-cell>
          <table:table-cell office:value-type="string" office:string-value="'\uE299\uE284\uE286\uE287\uE293\uE294\uE296\uE298'," table:formula="of:=&quot;'&quot;&amp;[.AD3]&amp;&quot;',&quot;" table:style-name="ce1">
            <text:p>'\uE299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3/Bb3</text:p>
          </table:table-cell>
          <table:table-cell table:style-name="ce1"/>
          <table:table-cell table:style-name="ce4"/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office:value-type="string" table:style-name="ce4">
            <text:p>\uE28E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B4]-69)/12)*440" table:style-name="ce4">
            <text:p><text:s/>208<text:s/></text:p>
          </table:table-cell>
          <table:table-cell office:value-type="string" office:string-value="\uE284\uE286\uE287\uE28E\uE293\uE294\uE296\uE298" table:formula="of:=COM.MICROSOFT.CONCAT([.B4:.Z4])" table:style-name="ce5">
            <text:p>\uE284\uE286\uE287\uE28E\uE293\uE294\uE296\uE298</text:p>
          </table:table-cell>
          <table:table-cell office:value-type="string" office:string-value="'\uE299\uE284\uE286\uE287\uE293\uE294\uE296\uE298','\uE284\uE286\uE287\uE28E\uE293\uE294\uE296\uE298'," table:formula="of:=[.AE3]&amp;&quot;'&quot;&amp;[.AD4]&amp;&quot;',&quot;" table:style-name="ce1">
            <text:p>'\uE299\uE284\uE286\uE287\uE293\uE294\uE296\uE298','\uE284\uE286\uE287\uE28E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3" table:style-name="ce4"/>
          <table:table-cell office:value-type="string" table:style-name="ce4">
            <text:p>\uE28D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B5]-69)/12)*440" table:style-name="ce4">
            <text:p><text:s/>220<text:s/></text:p>
          </table:table-cell>
          <table:table-cell office:value-type="string" office:string-value="\uE284\uE286\uE287\uE28D\uE293\uE294\uE296\uE298" table:formula="of:=COM.MICROSOFT.CONCAT([.B5:.Z5])" table:style-name="ce5">
            <text:p>\uE284\uE286\uE287\uE28D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" table:formula="of:=[.AE4]&amp;&quot;'&quot;&amp;[.AD5]&amp;&quot;',&quot;" table:style-name="ce1">
            <text:p>'\uE299\uE284\uE286\uE287\uE293\uE294\uE296\uE298','\uE284\uE286\uE287\uE28E\uE293\uE294\uE296\uE298','\uE284\uE286\uE287\uE28D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1"/>
          <table:table-cell office:value-type="string" table:style-name="ce4">
            <text:p>\uE29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B6]-69)/12)*440" table:style-name="ce4">
            <text:p><text:s/>233<text:s/></text:p>
          </table:table-cell>
          <table:table-cell office:value-type="string" office:string-value="\uE284\uE286\uE287\uE293\uE294\uE296\uE298" table:formula="of:=COM.MICROSOFT.CONCAT([.B6:.Z6])" table:style-name="ce5">
            <text:p>\uE284\uE286\uE287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'\uE284\uE286\uE287\uE293\uE294\uE296\uE298'," table:formula="of:=[.AE5]&amp;&quot;'&quot;&amp;[.AD6]&amp;&quot;',&quot;" table:style-name="ce1">
            <text:p>'\uE299\uE284\uE286\uE287\uE293\uE294\uE296\uE298','\uE284\uE286\uE287\uE28E\uE293\uE294\uE296\uE298','\uE284\uE286\uE287\uE28D\uE293\uE294\uE296\uE298','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B7]-69)/12)*440" table:style-name="ce4">
            <text:p><text:s/>247<text:s/></text:p>
          </table:table-cell>
          <table:table-cell office:value-type="string" office:string-value="" table:formula="of:=COM.MICROSOFT.CONCAT([.B7:.Z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" table:formula="of:=[.AE6]&amp;&quot;'&quot;&amp;[.AD7]&amp;&quot;',&quot;" table:style-name="ce1">
            <text:p>'\uE299\uE284\uE286\uE287\uE293\uE294\uE296\uE298','\uE284\uE286\uE287\uE28E\uE293\uE294\uE296\uE298','\uE284\uE286\uE287\uE28D\uE293\uE294\uE296\uE298','\uE284\uE286\uE287\uE293\uE294\uE296\uE298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B8]-69)/12)*440" table:style-name="ce4">
            <text:p><text:s/>262<text:s/></text:p>
          </table:table-cell>
          <table:table-cell office:value-type="string" office:string-value="" table:formula="of:=COM.MICROSOFT.CONCAT([.B8:.Z8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" table:formula="of:=[.AE7]&amp;&quot;'&quot;&amp;[.AD8]&amp;&quot;',&quot;" table:style-name="ce1">
            <text:p>'\uE299\uE284\uE286\uE287\uE293\uE294\uE296\uE298','\uE284\uE286\uE287\uE28E\uE293\uE294\uE296\uE298','\uE284\uE286\uE287\uE28D\uE293\uE294\uE296\uE298','\uE284\uE286\uE287\uE293\uE294\uE296\uE298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B9]-69)/12)*440" table:style-name="ce4">
            <text:p><text:s/>277<text:s/></text:p>
          </table:table-cell>
          <table:table-cell office:value-type="string" office:string-value="" table:formula="of:=COM.MICROSOFT.CONCAT([.B9:.Z9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" table:formula="of:=[.AE8]&amp;&quot;'&quot;&amp;[.AD9]&amp;&quot;',&quot;" table:style-name="ce1">
            <text:p>'\uE299\uE284\uE286\uE287\uE293\uE294\uE296\uE298','\uE284\uE286\uE287\uE28E\uE293\uE294\uE296\uE298','\uE284\uE286\uE287\uE28D\uE293\uE294\uE296\uE298','\uE284\uE286\uE287\uE293\uE294\uE296\uE298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B10]-69)/12)*440" table:style-name="ce4">
            <text:p><text:s/>294<text:s/></text:p>
          </table:table-cell>
          <table:table-cell office:value-type="string" office:string-value="" table:formula="of:=COM.MICROSOFT.CONCAT([.B10:.Z10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" table:formula="of:=[.AE9]&amp;&quot;'&quot;&amp;[.AD10]&amp;&quot;',&quot;" table:style-name="ce1">
            <text:p>'\uE299\uE284\uE286\uE287\uE293\uE294\uE296\uE298','\uE284\uE286\uE287\uE28E\uE293\uE294\uE296\uE298','\uE284\uE286\uE287\uE28D\uE293\uE294\uE296\uE298','\uE284\uE286\uE287\uE293\uE294\uE296\uE298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B11]-69)/12)*440" table:style-name="ce4">
            <text:p><text:s/>311<text:s/></text:p>
          </table:table-cell>
          <table:table-cell office:value-type="string" office:string-value="" table:formula="of:=COM.MICROSOFT.CONCAT([.B11:.Z11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" table:formula="of:=[.AE10]&amp;&quot;'&quot;&amp;[.AD11]&amp;&quot;',&quot;" table:style-name="ce1">
            <text:p>'\uE299\uE284\uE286\uE287\uE293\uE294\uE296\uE298','\uE284\uE286\uE287\uE28E\uE293\uE294\uE296\uE298','\uE284\uE286\uE287\uE28D\uE293\uE294\uE296\uE298','\uE284\uE286\uE287\uE293\uE294\uE296\uE298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B12]-69)/12)*440" table:style-name="ce4">
            <text:p><text:s/>330<text:s/></text:p>
          </table:table-cell>
          <table:table-cell office:value-type="string" office:string-value="" table:formula="of:=COM.MICROSOFT.CONCAT([.B12:.Z12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" table:formula="of:=[.AE11]&amp;&quot;'&quot;&amp;[.AD12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B13]-69)/12)*440" table:style-name="ce4">
            <text:p><text:s/>349<text:s/></text:p>
          </table:table-cell>
          <table:table-cell office:value-type="string" office:string-value="" table:formula="of:=COM.MICROSOFT.CONCAT([.B13:.Z13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" table:formula="of:=[.AE12]&amp;&quot;'&quot;&amp;[.AD13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B14]-69)/12)*440" table:style-name="ce4">
            <text:p><text:s/>370<text:s/></text:p>
          </table:table-cell>
          <table:table-cell office:value-type="string" office:string-value="" table:formula="of:=COM.MICROSOFT.CONCAT([.B14:.Z14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" table:formula="of:=[.AE13]&amp;&quot;'&quot;&amp;[.AD14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B15]-69)/12)*440" table:style-name="ce4">
            <text:p><text:s/>392<text:s/></text:p>
          </table:table-cell>
          <table:table-cell office:value-type="string" office:string-value="" table:formula="of:=COM.MICROSOFT.CONCAT([.B15:.Z15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" table:formula="of:=[.AE14]&amp;&quot;'&quot;&amp;[.AD15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B16]-69)/12)*440" table:style-name="ce4">
            <text:p><text:s/>415<text:s/></text:p>
          </table:table-cell>
          <table:table-cell office:value-type="string" office:string-value="" table:formula="of:=COM.MICROSOFT.CONCAT([.B16:.Z16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" table:formula="of:=[.AE15]&amp;&quot;'&quot;&amp;[.AD16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B17]-69)/12)*440" table:style-name="ce4">
            <text:p><text:s/>440<text:s/></text:p>
          </table:table-cell>
          <table:table-cell office:value-type="string" office:string-value="" table:formula="of:=COM.MICROSOFT.CONCAT([.B17:.Z1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''," table:formula="of:=[.AE16]&amp;&quot;'&quot;&amp;[.AD17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B18]-69)/12)*440" table:style-name="ce4">
            <text:p><text:s/>466<text:s/></text:p>
          </table:table-cell>
          <table:table-cell office:value-type="string" office:string-value="" table:formula="of:=COM.MICROSOFT.CONCAT([.B18:.Z18])" table:style-name="ce5"/>
          <table:table-cell office:value-type="string" office:string-value="''," table:formula="of:=&quot;'&quot;&amp;[.AD18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B19]-69)/12)*440" table:style-name="ce4">
            <text:p><text:s/>494<text:s/></text:p>
          </table:table-cell>
          <table:table-cell office:value-type="string" office:string-value="" table:formula="of:=COM.MICROSOFT.CONCAT([.B19:.Z19])" table:style-name="ce5"/>
          <table:table-cell office:value-type="string" office:string-value="'',''," table:formula="of:=[.AE18]&amp;&quot;'&quot;&amp;[.AD19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B20]-69)/12)*440" table:style-name="ce4">
            <text:p><text:s/>523<text:s/></text:p>
          </table:table-cell>
          <table:table-cell office:value-type="string" office:string-value="" table:formula="of:=COM.MICROSOFT.CONCAT([.B20:.Z20])" table:style-name="ce5"/>
          <table:table-cell office:value-type="string" office:string-value="'','',''," table:formula="of:=[.AE19]&amp;&quot;'&quot;&amp;[.AD20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B21]-69)/12)*440" table:style-name="ce4">
            <text:p><text:s/>554<text:s/></text:p>
          </table:table-cell>
          <table:table-cell office:value-type="string" office:string-value="" table:formula="of:=COM.MICROSOFT.CONCAT([.B21:.Z21])" table:style-name="ce5"/>
          <table:table-cell office:value-type="string" office:string-value="'','','',''," table:formula="of:=[.AE20]&amp;&quot;'&quot;&amp;[.AD21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B22]-69)/12)*440" table:style-name="ce4">
            <text:p><text:s/>587<text:s/></text:p>
          </table:table-cell>
          <table:table-cell office:value-type="string" office:string-value="" table:formula="of:=COM.MICROSOFT.CONCAT([.B22:.Z22])" table:style-name="ce5"/>
          <table:table-cell office:value-type="string" office:string-value="'','','','',''," table:formula="of:=[.AE21]&amp;&quot;'&quot;&amp;[.AD22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B23]-69)/12)*440" table:style-name="ce4">
            <text:p><text:s/>622<text:s/></text:p>
          </table:table-cell>
          <table:table-cell office:value-type="string" office:string-value="" table:formula="of:=COM.MICROSOFT.CONCAT([.B23:.Z23])" table:style-name="ce5"/>
          <table:table-cell office:value-type="string" office:string-value="'','','','','',''," table:formula="of:=[.AE22]&amp;&quot;'&quot;&amp;[.AD23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B24]-69)/12)*440" table:style-name="ce4">
            <text:p><text:s/>659<text:s/></text:p>
          </table:table-cell>
          <table:table-cell office:value-type="string" office:string-value="" table:formula="of:=COM.MICROSOFT.CONCAT([.B24:.Z24])" table:style-name="ce5"/>
          <table:table-cell office:value-type="string" office:string-value="'','','','','','',''," table:formula="of:=[.AE23]&amp;&quot;'&quot;&amp;[.AD24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B25]-69)/12)*440" table:style-name="ce4">
            <text:p><text:s/>698<text:s/></text:p>
          </table:table-cell>
          <table:table-cell office:value-type="string" office:string-value="" table:formula="of:=COM.MICROSOFT.CONCAT([.B25:.Z25])" table:style-name="ce5"/>
          <table:table-cell office:value-type="string" office:string-value="'','','','','','','',''," table:formula="of:=[.AE24]&amp;&quot;'&quot;&amp;[.AD25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B26]-69)/12)*440" table:style-name="ce4">
            <text:p><text:s/>740<text:s/></text:p>
          </table:table-cell>
          <table:table-cell office:value-type="string" office:string-value="" table:formula="of:=COM.MICROSOFT.CONCAT([.B26:.Z26])" table:style-name="ce5"/>
          <table:table-cell office:value-type="string" office:string-value="'','','','','','','','',''," table:formula="of:=[.AE25]&amp;&quot;'&quot;&amp;[.AD26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B27]-69)/12)*440" table:style-name="ce4">
            <text:p><text:s/>784<text:s/></text:p>
          </table:table-cell>
          <table:table-cell office:value-type="string" office:string-value="" table:formula="of:=COM.MICROSOFT.CONCAT([.B27:.Z27])" table:style-name="ce5"/>
          <table:table-cell office:value-type="string" office:string-value="'','','','','','','','','',''," table:formula="of:=[.AE26]&amp;&quot;'&quot;&amp;[.AD27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B28]-69)/12)*440" table:style-name="ce4">
            <text:p><text:s/>831<text:s/></text:p>
          </table:table-cell>
          <table:table-cell office:value-type="string" office:string-value="" table:formula="of:=COM.MICROSOFT.CONCAT([.B28:.Z28])" table:style-name="ce5"/>
          <table:table-cell office:value-type="string" office:string-value="'','','','','','','','','','',''," table:formula="of:=[.AE27]&amp;&quot;'&quot;&amp;[.AD28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B29]-69)/12)*440" table:style-name="ce4">
            <text:p><text:s/>880<text:s/></text:p>
          </table:table-cell>
          <table:table-cell office:value-type="string" office:string-value="" table:formula="of:=COM.MICROSOFT.CONCAT([.B29:.Z29])" table:style-name="ce5"/>
          <table:table-cell office:value-type="string" office:string-value="'','','','','','','','','','','',''," table:formula="of:=[.AE28]&amp;&quot;'&quot;&amp;[.AD29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B30]-69)/12)*440" table:style-name="ce4">
            <text:p><text:s/>932<text:s/></text:p>
          </table:table-cell>
          <table:table-cell office:value-type="string" office:string-value="" table:formula="of:=COM.MICROSOFT.CONCAT([.B30:.Z30])" table:style-name="ce5"/>
          <table:table-cell office:value-type="string" office:string-value="''," table:formula="of:=&quot;'&quot;&amp;[.AD30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B31]-69)/12)*440" table:style-name="ce4">
            <text:p><text:s/>988<text:s/></text:p>
          </table:table-cell>
          <table:table-cell office:value-type="string" office:string-value="" table:formula="of:=COM.MICROSOFT.CONCAT([.B31:.Z31])" table:style-name="ce5"/>
          <table:table-cell office:value-type="string" office:string-value="'',''," table:formula="of:=[.AE30]&amp;&quot;'&quot;&amp;[.AD31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B32]-69)/12)*440" table:style-name="ce4">
            <text:p><text:s/>1.047<text:s/></text:p>
          </table:table-cell>
          <table:table-cell office:value-type="string" office:string-value="" table:formula="of:=COM.MICROSOFT.CONCAT([.B32:.Z32])" table:style-name="ce5"/>
          <table:table-cell office:value-type="string" office:string-value="'','',''," table:formula="of:=[.AE31]&amp;&quot;'&quot;&amp;[.AD32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9" table:style-name="ce1"/>
          <table:table-cell table:number-columns-repeated="5" table:style-name="ce4"/>
          <table:table-cell table:number-columns-repeated="5" table:style-name="ce1"/>
          <table:table-cell table:number-columns-repeated="4" table:style-name="ce4"/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B33]-69)/12)*440" table:style-name="ce4">
            <text:p><text:s/>1.109<text:s/></text:p>
          </table:table-cell>
          <table:table-cell office:value-type="string" office:string-value="" table:formula="of:=COM.MICROSOFT.CONCAT([.B33:.Z33])" table:style-name="ce5"/>
          <table:table-cell office:value-type="string" office:string-value="'','','',''," table:formula="of:=[.AE32]&amp;&quot;'&quot;&amp;[.AD33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9" table:style-name="ce1"/>
          <table:table-cell table:number-columns-repeated="3" table:style-name="ce4"/>
          <table:table-cell table:number-columns-repeated="7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B34]-69)/12)*440" table:style-name="ce4">
            <text:p><text:s/>1.175<text:s/></text:p>
          </table:table-cell>
          <table:table-cell office:value-type="string" office:string-value="" table:formula="of:=COM.MICROSOFT.CONCAT([.B34:.Z34])" table:style-name="ce5"/>
          <table:table-cell office:value-type="string" office:string-value="'','','','',''," table:formula="of:=[.AE33]&amp;&quot;'&quot;&amp;[.AD34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B35]-69)/12)*440" table:style-name="ce4">
            <text:p><text:s/>1.245<text:s/></text:p>
          </table:table-cell>
          <table:table-cell office:value-type="string" office:string-value="" table:formula="of:=COM.MICROSOFT.CONCAT([.B35:.Z35])" table:style-name="ce5"/>
          <table:table-cell office:value-type="string" office:string-value="'','','','','',''," table:formula="of:=[.AE34]&amp;&quot;'&quot;&amp;[.AD35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B36]-69)/12)*440" table:style-name="ce4">
            <text:p><text:s/>1.319<text:s/></text:p>
          </table:table-cell>
          <table:table-cell office:value-type="string" office:string-value="" table:formula="of:=COM.MICROSOFT.CONCAT([.B36:.Z36])" table:style-name="ce5"/>
          <table:table-cell office:value-type="string" office:string-value="'','','','','','',''," table:formula="of:=[.AE35]&amp;&quot;'&quot;&amp;[.AD36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0" table:style-name="ce1"/>
          <table:table-cell table:number-columns-repeated="3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B37]-69)/12)*440" table:style-name="ce4">
            <text:p><text:s/>1.397<text:s/></text:p>
          </table:table-cell>
          <table:table-cell office:value-type="string" office:string-value="" table:formula="of:=COM.MICROSOFT.CONCAT([.B37:.Z37])" table:style-name="ce5"/>
          <table:table-cell office:value-type="string" office:string-value="'','','','','','','',''," table:formula="of:=[.AE36]&amp;&quot;'&quot;&amp;[.AD37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1" table:style-name="ce1"/>
          <table:table-cell table:number-columns-repeated="3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B38]-69)/12)*440" table:style-name="ce4">
            <text:p><text:s/>1.480<text:s/></text:p>
          </table:table-cell>
          <table:table-cell office:value-type="string" office:string-value="" table:formula="of:=COM.MICROSOFT.CONCAT([.B38:.Z38])" table:style-name="ce5"/>
          <table:table-cell office:value-type="string" office:string-value="'','','','','','','','',''," table:formula="of:=[.AE37]&amp;&quot;'&quot;&amp;[.AD38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9" table:style-name="ce1"/>
          <table:table-cell table:style-name="ce4"/>
          <table:table-cell table:style-name="ce1"/>
          <table:table-cell table:style-name="ce4"/>
          <table:table-cell table:number-columns-repeated="7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B39]-69)/12)*440" table:style-name="ce4">
            <text:p><text:s/>1.568<text:s/></text:p>
          </table:table-cell>
          <table:table-cell office:value-type="string" office:string-value="" table:formula="of:=COM.MICROSOFT.CONCAT([.B39:.Z39])" table:style-name="ce5"/>
          <table:table-cell office:value-type="string" office:string-value="'','','','','','','','','',''," table:formula="of:=[.AE38]&amp;&quot;'&quot;&amp;[.AD39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9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B40]-69)/12)*440" table:style-name="ce4">
            <text:p><text:s/>1.661<text:s/></text:p>
          </table:table-cell>
          <table:table-cell office:value-type="string" office:string-value="" table:formula="of:=COM.MICROSOFT.CONCAT([.B40:.Z40])" table:style-name="ce5"/>
          <table:table-cell office:value-type="string" office:string-value="'','','','','','','','','','',''," table:formula="of:=[.AE39]&amp;&quot;'&quot;&amp;[.AD40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5" table:style-name="ce1"/>
          <table:table-cell table:style-name="ce4"/>
          <table:table-cell table:number-columns-repeated="7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B41]-69)/12)*440" table:style-name="ce4">
            <text:p><text:s/>1.760<text:s/></text:p>
          </table:table-cell>
          <table:table-cell office:value-type="string" office:string-value="" table:formula="of:=COM.MICROSOFT.CONCAT([.B41:.Z41])" table:style-name="ce5"/>
          <table:table-cell office:value-type="string" office:string-value="'','','','','','','','','','','',''," table:formula="of:=[.AE40]&amp;&quot;'&quot;&amp;[.AD41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10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B42]-69)/12)*440" table:style-name="ce4">
            <text:p><text:s/>1.865<text:s/></text:p>
          </table:table-cell>
          <table:table-cell office:value-type="string" office:string-value="" table:formula="of:=COM.MICROSOFT.CONCAT([.B42:.Z42])" table:style-name="ce5"/>
          <table:table-cell office:value-type="string" office:string-value="''," table:formula="of:=&quot;'&quot;&amp;[.AD42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11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B43]-69)/12)*440" table:style-name="ce4">
            <text:p><text:s/>1.976<text:s/></text:p>
          </table:table-cell>
          <table:table-cell office:value-type="string" office:string-value="" table:formula="of:=COM.MICROSOFT.CONCAT([.B43:.Z43])" table:style-name="ce5"/>
          <table:table-cell office:value-type="string" office:string-value="'',''," table:formula="of:=[.AE42]&amp;&quot;'&quot;&amp;[.AD43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2" table:style-name="ce4"/>
          <table:table-cell table:number-columns-repeated="5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B44]-69)/12)*440" table:style-name="ce4">
            <text:p><text:s/>2.093<text:s/></text:p>
          </table:table-cell>
          <table:table-cell office:value-type="string" office:string-value="" table:formula="of:=COM.MICROSOFT.CONCAT([.B44:.Z44])" table:style-name="ce5"/>
          <table:table-cell office:value-type="string" office:string-value="'','',''," table:formula="of:=[.AE43]&amp;&quot;'&quot;&amp;[.AD44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7/Eb7</text:p>
          </table:table-cell>
          <table:table-cell table:number-columns-repeated="9" table:style-name="ce1"/>
          <table:table-cell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B45]-69)/12)*440" table:style-name="ce4">
            <text:p><text:s/>2.217<text:s/></text:p>
          </table:table-cell>
          <table:table-cell office:value-type="string" office:string-value="" table:formula="of:=COM.MICROSOFT.CONCAT([.B45:.Z45])" table:style-name="ce5"/>
          <table:table-cell office:value-type="string" office:string-value="'','','',''," table:formula="of:=[.AE44]&amp;&quot;'&quot;&amp;[.AD45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B46]-69)/12)*440" table:style-name="ce4">
            <text:p><text:s/>2.349<text:s/></text:p>
          </table:table-cell>
          <table:table-cell office:value-type="string" office:string-value="" table:formula="of:=COM.MICROSOFT.CONCAT([.B46:.Z46])" table:style-name="ce5"/>
          <table:table-cell office:value-type="string" office:string-value="'','','','',''," table:formula="of:=[.AE45]&amp;&quot;'&quot;&amp;[.AD46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11"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number-columns-repeated="3"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B47]-69)/12)*440" table:style-name="ce4">
            <text:p><text:s/>2.489<text:s/></text:p>
          </table:table-cell>
          <table:table-cell office:value-type="string" office:string-value="" table:formula="of:=COM.MICROSOFT.CONCAT([.B47:.Z47])" table:style-name="ce5"/>
          <table:table-cell office:value-type="string" office:string-value="'','','','','',''," table:formula="of:=[.AE46]&amp;&quot;'&quot;&amp;[.AD47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7/Gb7</text:p>
          </table:table-cell>
          <table:table-cell table:number-columns-repeated="9" table:style-name="ce1"/>
          <table:table-cell table:style-name="ce4"/>
          <table:table-cell table:number-columns-repeated="3" table:style-name="ce1"/>
          <table:table-cell table:style-name="ce4"/>
          <table:table-cell table:number-columns-repeated="5"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B48]-69)/12)*440" table:style-name="ce4">
            <text:p><text:s/>2.637<text:s/></text:p>
          </table:table-cell>
          <table:table-cell office:value-type="string" office:string-value="" table:formula="of:=COM.MICROSOFT.CONCAT([.B48:.Z48])" table:style-name="ce5"/>
          <table:table-cell office:value-type="string" office:string-value="'','','','','','',''," table:formula="of:=[.AE47]&amp;&quot;'&quot;&amp;[.AD48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B49]-69)/12)*440" table:style-name="ce4">
            <text:p><text:s/>2.794<text:s/></text:p>
          </table:table-cell>
          <table:table-cell office:value-type="string" office:string-value="" table:formula="of:=COM.MICROSOFT.CONCAT([.B49:.Z49])" table:style-name="ce5"/>
          <table:table-cell office:value-type="string" office:string-value="'','','','','','','',''," table:formula="of:=[.AE48]&amp;&quot;'&quot;&amp;[.AD49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7/Ab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B50]-69)/12)*440" table:style-name="ce4">
            <text:p><text:s/>2.960<text:s/></text:p>
          </table:table-cell>
          <table:table-cell office:value-type="string" office:string-value="" table:formula="of:=COM.MICROSOFT.CONCAT([.B50:.Z50])" table:style-name="ce5"/>
          <table:table-cell office:value-type="string" office:string-value="'','','','','','','','',''," table:formula="of:=[.AE49]&amp;&quot;'&quot;&amp;[.AD50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style-name="ce1"/>
          <table:table-cell table:style-name="ce8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B51]-69)/12)*440" table:style-name="ce4">
            <text:p><text:s/>3.136<text:s/></text:p>
          </table:table-cell>
          <table:table-cell office:value-type="string" office:string-value="" table:formula="of:=COM.MICROSOFT.CONCAT([.B51:.Z51])" table:style-name="ce5"/>
          <table:table-cell office:value-type="string" office:string-value="'','','','','','','','','',''," table:formula="of:=[.AE50]&amp;&quot;'&quot;&amp;[.AD51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7/Bb7</text:p>
          </table:table-cell>
          <table:table-cell table:number-columns-repeated="26"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B52]-69)/12)*440" table:style-name="ce4">
            <text:p><text:s/>3.322<text:s/></text:p>
          </table:table-cell>
          <table:table-cell office:value-type="string" office:string-value="" table:formula="of:=COM.MICROSOFT.CONCAT([.B52:.Z52])" table:style-name="ce5"/>
          <table:table-cell office:value-type="string" office:string-value="'','','','','','','','','','',''," table:formula="of:=[.AE51]&amp;&quot;'&quot;&amp;[.AD52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7</text:p>
          </table:table-cell>
          <table:table-cell table:number-columns-repeated="26"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AB53]-69)/12)*440" table:style-name="ce4">
            <text:p><text:s/>3.520<text:s/></text:p>
          </table:table-cell>
          <table:table-cell office:value-type="string" office:string-value="" table:formula="of:=COM.MICROSOFT.CONCAT([.B53:.Z53])" table:style-name="ce5"/>
          <table:table-cell office:value-type="string" office:string-value="'','','','','','','','','','','',''," table:formula="of:=[.AE52]&amp;&quot;'&quot;&amp;[.AD53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8</text:p>
          </table:table-cell>
          <table:table-cell table:number-columns-repeated="10" table:style-name="ce1"/>
          <table:table-cell table:style-name="ce4"/>
          <table:table-cell table:style-name="ce1"/>
          <table:table-cell table:number-columns-repeated="2" table:style-name="ce4"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B54]-69)/12)*440" table:style-name="ce4">
            <text:p><text:s/>3.729<text:s/></text:p>
          </table:table-cell>
          <table:table-cell office:value-type="string" office:string-value="" table:formula="of:=COM.MICROSOFT.CONCAT([.B54:.Z54])" table:style-name="ce5"/>
          <table:table-cell office:value-type="string" office:string-value="'','','','','','','','','','','','',''," table:formula="of:=[.AE53]&amp;&quot;'&quot;&amp;[.AD54]&amp;&quot;',&quot;" table:style-name="ce1">
            <text:p>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8/Db8</text:p>
          </table:table-cell>
          <table:table-cell table:number-columns-repeated="26" table:style-name="ce1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B55]-69)/12)*440" table:style-name="ce4">
            <text:p><text:s/>3.951<text:s/></text:p>
          </table:table-cell>
          <table:table-cell office:value-type="string" office:string-value="" table:formula="of:=COM.MICROSOFT.CONCAT([.B55:.Z55])" table:style-name="ce5"/>
          <table:table-cell office:value-type="string" office:string-value="'','','','','','','','','','','','','',''," table:formula="of:=[.AE54]&amp;&quot;'&quot;&amp;[.AD55]&amp;&quot;',&quot;" table:style-name="ce1">
            <text:p>'',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8</text:p>
          </table:table-cell>
          <table:table-cell table:number-columns-repeated="26" table:style-name="ce1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B56]-69)/12)*440" table:style-name="ce4">
            <text:p><text:s/>4.186<text:s/></text:p>
          </table:table-cell>
          <table:table-cell office:value-type="string" office:string-value="" table:formula="of:=COM.MICROSOFT.CONCAT([.B56:.Z56])" table:style-name="ce5"/>
          <table:table-cell office:value-type="string" office:string-value="'','','','','','','','','','','','','','',''," table:formula="of:=[.AE55]&amp;&quot;'&quot;&amp;[.AD56]&amp;&quot;',&quot;" table:style-name="ce1">
            <text:p>'','','','','','','','','','','','','','','',</text:p>
          </table:table-cell>
          <table:table-cell table:number-columns-repeated="16353"/>
        </table:table-row>
        <table:table-row table:number-rows-repeated="1048520" table:style-name="ro1">
          <table:table-cell table:number-columns-repeated="16384"/>
        </table:table-row>
      </table:table>
      <table:table table:name="Xaphoon" table:style-name="ta1">
        <table:table-column table:style-name="co1" table:default-cell-style-name="ce1"/>
        <table:table-column table:style-name="co13" table:number-columns-repeated="5" table:default-cell-style-name="ce1"/>
        <table:table-column table:style-name="co13" table:default-cell-style-name="ce1" table:visibility="collapse"/>
        <table:table-column table:style-name="co13" table:number-columns-repeated="4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9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4thFinger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4thFinger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table:style-name="ce4"/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B3</text:p>
          </table:table-cell>
          <table:table-cell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table:number-columns-repeated="4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M3]-69)/12)*440" table:style-name="ce4">
            <text:p><text:s/>247<text:s/></text:p>
          </table:table-cell>
          <table:table-cell office:value-type="string" office:string-value="" table:formula="of:=COM.MICROSOFT.CONCAT([.B3:.K3])" table:style-name="ce5"/>
          <table:table-cell office:value-type="string" office:string-value="''," table:formula="of:=&quot;'&quot;&amp;[.O3]&amp;&quot;',&quot;" table:style-name="ce1">
            <text:p>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6" table:style-name="ce1"/>
          <table:table-cell table:number-columns-repeated="2" table:style-name="ce4"/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M4]-69)/12)*440" table:style-name="ce4">
            <text:p><text:s/>262<text:s/></text:p>
          </table:table-cell>
          <table:table-cell office:value-type="string" office:string-value="" table:formula="of:=COM.MICROSOFT.CONCAT([.B4:.K4])" table:style-name="ce5"/>
          <table:table-cell office:value-type="string" office:string-value="''," table:formula="of:=[.P2]&amp;&quot;'&quot;&amp;[.O4]&amp;&quot;',&quot;" table:style-name="ce1">
            <text:p>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6" table:style-name="ce1"/>
          <table:table-cell table:number-columns-repeated="2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M5]-69)/12)*440" table:style-name="ce4">
            <text:p><text:s/>277<text:s/></text:p>
          </table:table-cell>
          <table:table-cell office:value-type="string" office:string-value="" table:formula="of:=COM.MICROSOFT.CONCAT([.B5:.K5])" table:style-name="ce5"/>
          <table:table-cell office:value-type="string" office:string-value="'',''," table:formula="of:=[.P3]&amp;&quot;'&quot;&amp;[.O5]&amp;&quot;',&quot;" table:style-name="ce1">
            <text:p>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6" table:style-name="ce1"/>
          <table:table-cell table:number-columns-repeated="2" table:style-name="ce4"/>
          <table:table-cell table:style-name="ce1"/>
          <table:table-cell table:number-columns-repeated="2" table:style-name="ce4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M6]-69)/12)*440" table:style-name="ce4">
            <text:p><text:s/>294<text:s/></text:p>
          </table:table-cell>
          <table:table-cell office:value-type="string" office:string-value="" table:formula="of:=COM.MICROSOFT.CONCAT([.B6:.K6])" table:style-name="ce5"/>
          <table:table-cell office:value-type="string" office:string-value="'','',''," table:formula="of:=[.P5]&amp;&quot;'&quot;&amp;[.O6]&amp;&quot;',&quot;" table:style-name="ce1">
            <text:p>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6" table:style-name="ce1"/>
          <table:table-cell table:number-columns-repeated="3" table:style-name="ce4"/>
          <table:table-cell table:number-columns-repeated="2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M7]-69)/12)*440" table:style-name="ce4">
            <text:p><text:s/>311<text:s/></text:p>
          </table:table-cell>
          <table:table-cell office:value-type="string" office:string-value="" table:formula="of:=COM.MICROSOFT.CONCAT([.B7:.K7])" table:style-name="ce5"/>
          <table:table-cell office:value-type="string" office:string-value="'','','',''," table:formula="of:=[.P6]&amp;&quot;'&quot;&amp;[.O7]&amp;&quot;',&quot;" table:style-name="ce1">
            <text:p>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6" table:style-name="ce1"/>
          <table:table-cell table:number-columns-repeated="3" table:style-name="ce4"/>
          <table:table-cell table:number-columns-repeated="2"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M8]-69)/12)*440" table:style-name="ce4">
            <text:p><text:s/>330<text:s/></text:p>
          </table:table-cell>
          <table:table-cell office:value-type="string" office:string-value="" table:formula="of:=COM.MICROSOFT.CONCAT([.B8:.K8])" table:style-name="ce5"/>
          <table:table-cell office:value-type="string" office:string-value="'','','','',''," table:formula="of:=[.P7]&amp;&quot;'&quot;&amp;[.O8]&amp;&quot;',&quot;" table:style-name="ce1">
            <text:p>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6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M9]-69)/12)*440" table:style-name="ce4">
            <text:p><text:s/>349<text:s/></text:p>
          </table:table-cell>
          <table:table-cell office:value-type="string" office:string-value="" table:formula="of:=COM.MICROSOFT.CONCAT([.B9:.K9])" table:style-name="ce5"/>
          <table:table-cell office:value-type="string" office:string-value="'','','','','',''," table:formula="of:=[.P8]&amp;&quot;'&quot;&amp;[.O9]&amp;&quot;',&quot;" table:style-name="ce1">
            <text:p>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M10]-69)/12)*440" table:style-name="ce4">
            <text:p><text:s/>370<text:s/></text:p>
          </table:table-cell>
          <table:table-cell office:value-type="string" office:string-value="" table:formula="of:=COM.MICROSOFT.CONCAT([.B10:.K10])" table:style-name="ce5"/>
          <table:table-cell office:value-type="string" office:string-value="'','','','','','',''," table:formula="of:=[.P9]&amp;&quot;'&quot;&amp;[.O10]&amp;&quot;',&quot;" table:style-name="ce1">
            <text:p>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M11]-69)/12)*440" table:style-name="ce4">
            <text:p><text:s/>392<text:s/></text:p>
          </table:table-cell>
          <table:table-cell office:value-type="string" office:string-value="" table:formula="of:=COM.MICROSOFT.CONCAT([.B11:.K11])" table:style-name="ce5"/>
          <table:table-cell office:value-type="string" office:string-value="'','','','','','','',''," table:formula="of:=[.P10]&amp;&quot;'&quot;&amp;[.O11]&amp;&quot;',&quot;" table:style-name="ce1">
            <text:p>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M12]-69)/12)*440" table:style-name="ce4">
            <text:p><text:s/>415<text:s/></text:p>
          </table:table-cell>
          <table:table-cell office:value-type="string" office:string-value="" table:formula="of:=COM.MICROSOFT.CONCAT([.B12:.K12])" table:style-name="ce5"/>
          <table:table-cell office:value-type="string" office:string-value="'','','','','','','','',''," table:formula="of:=[.P11]&amp;&quot;'&quot;&amp;[.O12]&amp;&quot;',&quot;" table:style-name="ce1">
            <text:p>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M13]-69)/12)*440" table:style-name="ce4">
            <text:p><text:s/>440<text:s/></text:p>
          </table:table-cell>
          <table:table-cell office:value-type="string" office:string-value="" table:formula="of:=COM.MICROSOFT.CONCAT([.B13:.K13])" table:style-name="ce5"/>
          <table:table-cell office:value-type="string" office:string-value="'','','','','','','','','',''," table:formula="of:=[.P12]&amp;&quot;'&quot;&amp;[.O13]&amp;&quot;',&quot;" table:style-name="ce1">
            <text:p>'',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6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M14]-69)/12)*440" table:style-name="ce4">
            <text:p><text:s/>466<text:s/></text:p>
          </table:table-cell>
          <table:table-cell office:value-type="string" office:string-value="" table:formula="of:=COM.MICROSOFT.CONCAT([.B14:.K14])" table:style-name="ce5"/>
          <table:table-cell office:value-type="string" office:string-value="'','','','','','','','','','',''," table:formula="of:=[.P13]&amp;&quot;'&quot;&amp;[.O14]&amp;&quot;',&quot;" table:style-name="ce1">
            <text:p>'','',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M15]-69)/12)*440" table:style-name="ce4">
            <text:p><text:s/>494<text:s/></text:p>
          </table:table-cell>
          <table:table-cell office:value-type="string" office:string-value="" table:formula="of:=COM.MICROSOFT.CONCAT([.B15:.K15])" table:style-name="ce5"/>
          <table:table-cell office:value-type="string" office:string-value="'','','','','','','','','','','',''," table:formula="of:=[.P14]&amp;&quot;'&quot;&amp;[.O15]&amp;&quot;',&quot;" table:style-name="ce1">
            <text:p>'','','',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M16]-69)/12)*440" table:style-name="ce4">
            <text:p><text:s/>523<text:s/></text:p>
          </table:table-cell>
          <table:table-cell office:value-type="string" office:string-value="" table:formula="of:=COM.MICROSOFT.CONCAT([.B16:.K16])" table:style-name="ce5"/>
          <table:table-cell office:value-type="string" office:string-value="''," table:formula="of:=&quot;'&quot;&amp;[.O16]&amp;&quot;',&quot;" table:style-name="ce1">
            <text:p>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M17]-69)/12)*440" table:style-name="ce4">
            <text:p><text:s/>554<text:s/></text:p>
          </table:table-cell>
          <table:table-cell office:value-type="string" office:string-value="" table:formula="of:=COM.MICROSOFT.CONCAT([.B17:.K17])" table:style-name="ce5"/>
          <table:table-cell office:value-type="string" office:string-value="'',''," table:formula="of:=[.P16]&amp;&quot;'&quot;&amp;[.O17]&amp;&quot;',&quot;" table:style-name="ce1">
            <text:p>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6" table:style-name="ce1"/>
          <table:table-cell table:number-columns-repeated="2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M18]-69)/12)*440" table:style-name="ce4">
            <text:p><text:s/>587<text:s/></text:p>
          </table:table-cell>
          <table:table-cell office:value-type="string" office:string-value="" table:formula="of:=COM.MICROSOFT.CONCAT([.B18:.K18])" table:style-name="ce5"/>
          <table:table-cell office:value-type="string" office:string-value="'','',''," table:formula="of:=[.P17]&amp;&quot;'&quot;&amp;[.O18]&amp;&quot;',&quot;" table:style-name="ce1">
            <text:p>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6" table:style-name="ce1"/>
          <table:table-cell table:number-columns-repeated="3" table:style-name="ce4"/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M19]-69)/12)*440" table:style-name="ce4">
            <text:p><text:s/>622<text:s/></text:p>
          </table:table-cell>
          <table:table-cell office:value-type="string" office:string-value="" table:formula="of:=COM.MICROSOFT.CONCAT([.B19:.K19])" table:style-name="ce5"/>
          <table:table-cell office:value-type="string" office:string-value="'','','',''," table:formula="of:=[.P18]&amp;&quot;'&quot;&amp;[.O19]&amp;&quot;',&quot;" table:style-name="ce1">
            <text:p>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6" table:style-name="ce1"/>
          <table:table-cell table:number-columns-repeated="3" table:style-name="ce4"/>
          <table:table-cell table:number-columns-repeated="2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M20]-69)/12)*440" table:style-name="ce4">
            <text:p><text:s/>659<text:s/></text:p>
          </table:table-cell>
          <table:table-cell office:value-type="string" office:string-value="" table:formula="of:=COM.MICROSOFT.CONCAT([.B20:.K20])" table:style-name="ce5"/>
          <table:table-cell office:value-type="string" office:string-value="'','','','',''," table:formula="of:=[.P19]&amp;&quot;'&quot;&amp;[.O20]&amp;&quot;',&quot;" table:style-name="ce1">
            <text:p>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6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M21]-69)/12)*440" table:style-name="ce4">
            <text:p><text:s/>698<text:s/></text:p>
          </table:table-cell>
          <table:table-cell office:value-type="string" office:string-value="" table:formula="of:=COM.MICROSOFT.CONCAT([.B21:.K21])" table:style-name="ce5"/>
          <table:table-cell office:value-type="string" office:string-value="'','','','','',''," table:formula="of:=[.P20]&amp;&quot;'&quot;&amp;[.O21]&amp;&quot;',&quot;" table:style-name="ce1">
            <text:p>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M22]-69)/12)*440" table:style-name="ce4">
            <text:p><text:s/>740<text:s/></text:p>
          </table:table-cell>
          <table:table-cell office:value-type="string" office:string-value="" table:formula="of:=COM.MICROSOFT.CONCAT([.B22:.K22])" table:style-name="ce5"/>
          <table:table-cell office:value-type="string" office:string-value="'','','','','','',''," table:formula="of:=[.P21]&amp;&quot;'&quot;&amp;[.O22]&amp;&quot;',&quot;" table:style-name="ce1">
            <text:p>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M23]-69)/12)*440" table:style-name="ce4">
            <text:p><text:s/>784<text:s/></text:p>
          </table:table-cell>
          <table:table-cell office:value-type="string" office:string-value="" table:formula="of:=COM.MICROSOFT.CONCAT([.B23:.K23])" table:style-name="ce5"/>
          <table:table-cell office:value-type="string" office:string-value="'','','','','','','',''," table:formula="of:=[.P22]&amp;&quot;'&quot;&amp;[.O23]&amp;&quot;',&quot;" table:style-name="ce1">
            <text:p>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M24]-69)/12)*440" table:style-name="ce4">
            <text:p><text:s/>831<text:s/></text:p>
          </table:table-cell>
          <table:table-cell office:value-type="string" office:string-value="" table:formula="of:=COM.MICROSOFT.CONCAT([.B24:.K24])" table:style-name="ce5"/>
          <table:table-cell office:value-type="string" office:string-value="'','','','','','','','',''," table:formula="of:=[.P23]&amp;&quot;'&quot;&amp;[.O24]&amp;&quot;',&quot;" table:style-name="ce1">
            <text:p>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M25]-69)/12)*440" table:style-name="ce4">
            <text:p><text:s/>880<text:s/></text:p>
          </table:table-cell>
          <table:table-cell office:value-type="string" office:string-value="" table:formula="of:=COM.MICROSOFT.CONCAT([.B25:.K25])" table:style-name="ce5"/>
          <table:table-cell office:value-type="string" office:string-value="'','','','','','','','','',''," table:formula="of:=[.P24]&amp;&quot;'&quot;&amp;[.O25]&amp;&quot;',&quot;" table:style-name="ce1">
            <text:p>'',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6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M26]-69)/12)*440" table:style-name="ce4">
            <text:p><text:s/>932<text:s/></text:p>
          </table:table-cell>
          <table:table-cell office:value-type="string" office:string-value="" table:formula="of:=COM.MICROSOFT.CONCAT([.B26:.K26])" table:style-name="ce5"/>
          <table:table-cell office:value-type="string" office:string-value="'','','','','','','','','','',''," table:formula="of:=[.P25]&amp;&quot;'&quot;&amp;[.O26]&amp;&quot;',&quot;" table:style-name="ce1">
            <text:p>'','',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M27]-69)/12)*440" table:style-name="ce4">
            <text:p><text:s/>988<text:s/></text:p>
          </table:table-cell>
          <table:table-cell office:value-type="string" office:string-value="" table:formula="of:=COM.MICROSOFT.CONCAT([.B27:.K27])" table:style-name="ce5"/>
          <table:table-cell office:value-type="string" office:string-value="'','','','','','','','','','','',''," table:formula="of:=[.P26]&amp;&quot;'&quot;&amp;[.O27]&amp;&quot;',&quot;" table:style-name="ce1">
            <text:p>'','','',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M28]-69)/12)*440" table:style-name="ce4">
            <text:p><text:s/>1.047<text:s/></text:p>
          </table:table-cell>
          <table:table-cell office:value-type="string" office:string-value="" table:formula="of:=COM.MICROSOFT.CONCAT([.B28:.K28])" table:style-name="ce5"/>
          <table:table-cell office:value-type="string" office:string-value="'','','','','','','','','','','','',''," table:formula="of:=[.P27]&amp;&quot;'&quot;&amp;[.O28]&amp;&quot;',&quot;" table:style-name="ce1">
            <text:p>'','','','','','','','','','','','','',</text:p>
          </table:table-cell>
          <table:table-cell table:number-columns-repeated="16368"/>
        </table:table-row>
        <table:table-row table:number-rows-repeated="1048548" table:style-name="ro1">
          <table:table-cell table:number-columns-repeated="16384"/>
        </table:table-row>
      </table:table>
      <table:table table:name="Recorder" table:style-name="ta1">
        <table:table-column table:style-name="co1" table:default-cell-style-name="ce1"/>
        <table:table-column table:style-name="co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66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8" svg:x="1.6354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dolmetsch.com/textfingeringchart.htm</text:span><text:span text:style-name="T3"/></text:p>
              <text:p><text:span text:style-name="T3">http://www.recorder-fingerings.com/en/F.php?t=aBar.1S.3a</text:span><text:span text:style-name="T3"/></text:p>
              <text:p><text:span text:style-name="T3">https://www.wfg.woodwind.org/recorder/rec_bas_1.html</text:span><text:span text:style-name="T3"/></text:p>
              <text:p><text:span text:style-name="T3">http://www.flute-a-bec.com/tablaturgb.html</text:span><text:span text:style-name="T3"/></text:p>
              <text:p><text:span text:style-name="T3"/></text:p>
              <text:p><text:span text:style-name="T3">Where 1 stands for key depressed, 2 for key half depressed.</text:span></text:p>
            </office:annotation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RH3 (D#)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RH4 (C#)</text:p>
          </table:table-cell>
          <table:table-cell office:value-type="string" table:style-name="ce3">
            <text:p>RH4 (C)</text:p>
          </table:table-cell>
          <table:table-cell office:value-type="string" table:style-name="ce3">
            <text:p>Bell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32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O3]-69)/12)*440" table:style-name="ce4">
            <text:p><text:s/>523<text:s/></text:p>
          </table:table-cell>
          <table:table-cell office:value-type="string" office:string-value="\uE321\uE322\uE323\uE324\uE325\uE326\uE327\uE328\uE329\uE32A" table:formula="of:=COM.MICROSOFT.CONCAT([.B3:.M3])" table:style-name="ce4">
            <text:p><text:s/>\uE321\uE322\uE323\uE324\uE325\uE326\uE327\uE328\uE329\uE32A<text:s/></text:p>
          </table:table-cell>
          <table:table-cell office:value-type="string" office:string-value="'\uE321\uE322\uE323\uE324\uE325\uE326\uE327\uE328\uE329\uE32A'," table:formula="of:=&quot;'&quot;&amp;[.Q3]&amp;&quot;',&quot;" table:style-name="ce1">
            <text:p>'\uE321\uE322\uE323\uE324\uE325\uE326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4/D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O4]-69)/12)*440" table:style-name="ce4">
            <text:p><text:s/>554<text:s/></text:p>
          </table:table-cell>
          <table:table-cell office:value-type="string" office:string-value="\uE321\uE322\uE323\uE324\uE325\uE326\uE327\uE328\uE329" table:formula="of:=COM.MICROSOFT.CONCAT([.B4:.M4])" table:style-name="ce4">
            <text:p><text:s/>\uE321\uE322\uE323\uE324\uE325\uE326\uE327\uE328\uE329<text:s/></text:p>
          </table:table-cell>
          <table:table-cell office:value-type="string" office:string-value="'\uE321\uE322\uE323\uE324\uE325\uE326\uE327\uE328\uE329\uE32A','\uE321\uE322\uE323\uE324\uE325\uE326\uE327\uE328\uE329'," table:formula="of:=[.R3]&amp;&quot;'&quot;&amp;[.Q4]&amp;&quot;',&quot;" table:style-name="ce1">
            <text:p>'\uE321\uE322\uE323\uE324\uE325\uE326\uE327\uE328\uE329\uE32A','\uE321\uE322\uE323\uE324\uE325\uE326\uE327\uE328\uE329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O5]-69)/12)*440" table:style-name="ce4">
            <text:p><text:s/>587<text:s/></text:p>
          </table:table-cell>
          <table:table-cell office:value-type="string" office:string-value="\uE321\uE322\uE323\uE324\uE325\uE326\uE327\uE328" table:formula="of:=COM.MICROSOFT.CONCAT([.B5:.M5])" table:style-name="ce4">
            <text:p><text:s/>\uE321\uE322\uE323\uE324\uE325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" table:formula="of:=[.R4]&amp;&quot;'&quot;&amp;[.Q5]&amp;&quot;',&quot;" table:style-name="ce1">
            <text:p>'\uE321\uE322\uE323\uE324\uE325\uE326\uE327\uE328\uE329\uE32A','\uE321\uE322\uE323\uE324\uE325\uE326\uE327\uE328\uE329','\uE321\uE322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4/E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O6]-69)/12)*440" table:style-name="ce4">
            <text:p><text:s/>622<text:s/></text:p>
          </table:table-cell>
          <table:table-cell office:value-type="string" office:string-value="\uE321\uE322\uE323\uE324\uE325\uE326\uE327" table:formula="of:=COM.MICROSOFT.CONCAT([.B6:.M6])" table:style-name="ce4">
            <text:p><text:s/>\uE321\uE322\uE323\uE324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" table:formula="of:=[.R5]&amp;&quot;'&quot;&amp;[.Q6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O7]-69)/12)*440" table:style-name="ce4">
            <text:p><text:s/>659<text:s/></text:p>
          </table:table-cell>
          <table:table-cell office:value-type="string" office:string-value="\uE321\uE322\uE323\uE324\uE325\uE326" table:formula="of:=COM.MICROSOFT.CONCAT([.B7:.M7])" table:style-name="ce4">
            <text:p><text:s/>\uE321\uE322\uE323\uE324\uE325\uE326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" table:formula="of:=[.R6]&amp;&quot;'&quot;&amp;[.Q7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O8]-69)/12)*440" table:style-name="ce4">
            <text:p><text:s/>698<text:s/></text:p>
          </table:table-cell>
          <table:table-cell office:value-type="string" office:string-value="\uE321\uE322\uE323\uE324\uE325\uE327\uE328\uE329\uE32A" table:formula="of:=COM.MICROSOFT.CONCAT([.B8:.M8])" table:style-name="ce4">
            <text:p><text:s/>\uE321\uE322\uE323\uE324\uE325\uE327\uE328\uE329\uE32A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" table:formula="of:=[.R7]&amp;&quot;'&quot;&amp;[.Q8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4/G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O9]-69)/12)*440" table:style-name="ce4">
            <text:p><text:s/>740<text:s/></text:p>
          </table:table-cell>
          <table:table-cell office:value-type="string" office:string-value="\uE321\uE322\uE323\uE324\uE326\uE327\uE328" table:formula="of:=COM.MICROSOFT.CONCAT([.B9:.M9])" table:style-name="ce4">
            <text:p><text:s/>\uE321\uE322\uE323\uE324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" table:formula="of:=[.R8]&amp;&quot;'&quot;&amp;[.Q9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O10]-69)/12)*440" table:style-name="ce4">
            <text:p><text:s/>784<text:s/></text:p>
          </table:table-cell>
          <table:table-cell office:value-type="string" office:string-value="\uE321\uE322\uE323\uE324" table:formula="of:=COM.MICROSOFT.CONCAT([.B10:.M10])" table:style-name="ce4">
            <text:p><text:s/>\uE321\uE322\uE323\uE324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" table:formula="of:=[.R9]&amp;&quot;'&quot;&amp;[.Q10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4/A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O11]-69)/12)*440" table:style-name="ce4">
            <text:p><text:s/>831<text:s/></text:p>
          </table:table-cell>
          <table:table-cell office:value-type="string" office:string-value="\uE321\uE322\uE323\uE325\uE326\uE327" table:formula="of:=COM.MICROSOFT.CONCAT([.B11:.M11])" table:style-name="ce4">
            <text:p><text:s/>\uE321\uE322\uE323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" table:formula="of:=[.R10]&amp;&quot;'&quot;&amp;[.Q11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O12]-69)/12)*440" table:style-name="ce4">
            <text:p><text:s/>880<text:s/></text:p>
          </table:table-cell>
          <table:table-cell office:value-type="string" office:string-value="\uE321\uE322\uE323" table:formula="of:=COM.MICROSOFT.CONCAT([.B12:.M12])" table:style-name="ce4">
            <text:p><text:s/>\uE321\uE322\uE323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" table:formula="of:=[.R11]&amp;&quot;'&quot;&amp;[.Q12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4/B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O13]-69)/12)*440" table:style-name="ce4">
            <text:p><text:s/>932<text:s/></text:p>
          </table:table-cell>
          <table:table-cell office:value-type="string" office:string-value="\uE321\uE322\uE324\uE325" table:formula="of:=COM.MICROSOFT.CONCAT([.B13:.M13])" table:style-name="ce4">
            <text:p><text:s/>\uE321\uE322\uE324\uE325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" table:formula="of:=[.R12]&amp;&quot;'&quot;&amp;[.Q13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number-columns-repeated="11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O14]-69)/12)*440" table:style-name="ce4">
            <text:p><text:s/>988<text:s/></text:p>
          </table:table-cell>
          <table:table-cell office:value-type="string" office:string-value="\uE321\uE322" table:formula="of:=COM.MICROSOFT.CONCAT([.B14:.M14])" table:style-name="ce4">
            <text:p><text:s/>\uE321\uE322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" table:formula="of:=[.R13]&amp;&quot;'&quot;&amp;[.Q14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4">
            <text:p>\uE321</text:p>
          </table:table-cell>
          <table:table-cell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O15]-69)/12)*440" table:style-name="ce4">
            <text:p><text:s/>1.047<text:s/></text:p>
          </table:table-cell>
          <table:table-cell office:value-type="string" office:string-value="\uE321\uE323" table:formula="of:=COM.MICROSOFT.CONCAT([.B15:.M15])" table:style-name="ce4">
            <text:p><text:s/>\uE321\uE323<text:s/></text:p>
          </table:table-cell>
          <table:table-cell office:value-type="string" office:string-value="'\uE321\uE323'," table:formula="of:=&quot;'&quot;&amp;[.Q15]&amp;&quot;',&quot;" table:style-name="ce1">
            <text:p>'\uE321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5/Db5</text:p>
          </table:table-cell>
          <table:table-cell table:style-name="ce1"/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O16]-69)/12)*440" table:style-name="ce4">
            <text:p><text:s/>1.109<text:s/></text:p>
          </table:table-cell>
          <table:table-cell office:value-type="string" office:string-value="\uE322\uE323" table:formula="of:=COM.MICROSOFT.CONCAT([.B16:.M16])" table:style-name="ce4">
            <text:p><text:s/>\uE322\uE323<text:s/></text:p>
          </table:table-cell>
          <table:table-cell office:value-type="string" office:string-value="'\uE321\uE323','\uE322\uE323'," table:formula="of:=[.R15]&amp;&quot;'&quot;&amp;[.Q16]&amp;&quot;',&quot;" table:style-name="ce1">
            <text:p>'\uE321\uE323','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O17]-69)/12)*440" table:style-name="ce4">
            <text:p><text:s/>1.175<text:s/></text:p>
          </table:table-cell>
          <table:table-cell office:value-type="string" office:string-value="\uE323" table:formula="of:=COM.MICROSOFT.CONCAT([.B17:.M17])" table:style-name="ce4">
            <text:p><text:s/>\uE323<text:s/></text:p>
          </table:table-cell>
          <table:table-cell office:value-type="string" office:string-value="'\uE321\uE323','\uE322\uE323','\uE323'," table:formula="of:=[.R16]&amp;&quot;'&quot;&amp;[.Q17]&amp;&quot;',&quot;" table:style-name="ce1">
            <text:p>'\uE321\uE323','\uE322\uE323','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O18]-69)/12)*440" table:style-name="ce4">
            <text:p><text:s/>1.245<text:s/></text:p>
          </table:table-cell>
          <table:table-cell office:value-type="string" office:string-value="\uE323\uE324\uE325\uE326\uE327\uE328" table:formula="of:=COM.MICROSOFT.CONCAT([.B18:.M18])" table:style-name="ce4">
            <text:p><text:s/>\uE323\uE324\uE325\uE326\uE327\uE328<text:s/></text:p>
          </table:table-cell>
          <table:table-cell office:value-type="string" office:string-value="'\uE321\uE323','\uE322\uE323','\uE323','\uE323\uE324\uE325\uE326\uE327\uE328'," table:formula="of:=[.R17]&amp;&quot;'&quot;&amp;[.Q18]&amp;&quot;',&quot;" table:style-name="ce1">
            <text:p>'\uE321\uE323','\uE322\uE323','\uE323','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O19]-69)/12)*440" table:style-name="ce4">
            <text:p><text:s/>1.319<text:s/></text:p>
          </table:table-cell>
          <table:table-cell office:value-type="string" office:string-value="\uE32C\uE322\uE323\uE324\uE325\uE326" table:formula="of:=COM.MICROSOFT.CONCAT([.B19:.M19])" table:style-name="ce4">
            <text:p><text:s/>\uE32C\uE322\uE323\uE324\uE325\uE326<text:s/></text:p>
          </table:table-cell>
          <table:table-cell office:value-type="string" office:string-value="'\uE321\uE323','\uE322\uE323','\uE323','\uE323\uE324\uE325\uE326\uE327\uE328','\uE32C\uE322\uE323\uE324\uE325\uE326'," table:formula="of:=[.R18]&amp;&quot;'&quot;&amp;[.Q19]&amp;&quot;',&quot;" table:style-name="ce1">
            <text:p>'\uE321\uE323','\uE322\uE323','\uE323','\uE323\uE324\uE325\uE326\uE327\uE328','\uE32C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O20]-69)/12)*440" table:style-name="ce4">
            <text:p><text:s/>1.397<text:s/></text:p>
          </table:table-cell>
          <table:table-cell office:value-type="string" office:string-value="\uE32C\uE322\uE323\uE324\uE325\uE327\uE328" table:formula="of:=COM.MICROSOFT.CONCAT([.B20:.M20])" table:style-name="ce4">
            <text:p><text:s/>\uE32C\uE322\uE323\uE324\uE325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" table:formula="of:=[.R19]&amp;&quot;'&quot;&amp;[.Q20]&amp;&quot;',&quot;" table:style-name="ce1">
            <text:p>'\uE321\uE323','\uE322\uE323','\uE323','\uE323\uE324\uE325\uE326\uE327\uE328','\uE32C\uE322\uE323\uE324\uE325\uE326','\uE32C\uE322\uE323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5/G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O21]-69)/12)*440" table:style-name="ce4">
            <text:p><text:s/>1.480<text:s/></text:p>
          </table:table-cell>
          <table:table-cell office:value-type="string" office:string-value="\uE32C\uE322\uE323\uE324\uE326" table:formula="of:=COM.MICROSOFT.CONCAT([.B21:.M21])" table:style-name="ce4">
            <text:p><text:s/>\uE32C\uE322\uE323\uE324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" table:formula="of:=[.R20]&amp;&quot;'&quot;&amp;[.Q21]&amp;&quot;',&quot;" table:style-name="ce1">
            <text:p>'\uE321\uE323','\uE322\uE323','\uE323','\uE323\uE324\uE325\uE326\uE327\uE328','\uE32C\uE322\uE323\uE324\uE325\uE326','\uE32C\uE322\uE323\uE324\uE325\uE327\uE328','\uE32C\uE322\uE323\uE324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O22]-69)/12)*440" table:style-name="ce4">
            <text:p><text:s/>1.568<text:s/></text:p>
          </table:table-cell>
          <table:table-cell office:value-type="string" office:string-value="\uE32C\uE322\uE323\uE324" table:formula="of:=COM.MICROSOFT.CONCAT([.B22:.M22])" table:style-name="ce4">
            <text:p><text:s/>\uE32C\uE322\uE323\uE324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" table:formula="of:=[.R21]&amp;&quot;'&quot;&amp;[.Q22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O23]-69)/12)*440" table:style-name="ce4">
            <text:p><text:s/>1.661<text:s/></text:p>
          </table:table-cell>
          <table:table-cell office:value-type="string" office:string-value="\uE32C\uE322\uE323\uE325" table:formula="of:=COM.MICROSOFT.CONCAT([.B23:.M23])" table:style-name="ce4">
            <text:p><text:s/>\uE32C\uE322\uE323\uE325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" table:formula="of:=[.R22]&amp;&quot;'&quot;&amp;[.Q23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O24]-69)/12)*440" table:style-name="ce4">
            <text:p><text:s/>1.760<text:s/></text:p>
          </table:table-cell>
          <table:table-cell office:value-type="string" office:string-value="\uE32C\uE322\uE323" table:formula="of:=COM.MICROSOFT.CONCAT([.B24:.M24])" table:style-name="ce4">
            <text:p><text:s/>\uE32C\uE322\uE323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" table:formula="of:=[.R23]&amp;&quot;'&quot;&amp;[.Q24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O25]-69)/12)*440" table:style-name="ce4">
            <text:p><text:s/>1.865<text:s/></text:p>
          </table:table-cell>
          <table:table-cell office:value-type="string" office:string-value="\uE32C\uE322\uE323\uE326\uE327\uE328" table:formula="of:=COM.MICROSOFT.CONCAT([.B25:.M25])" table:style-name="ce4">
            <text:p><text:s/>\uE32C\uE322\uE323\uE326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" table:formula="of:=[.R24]&amp;&quot;'&quot;&amp;[.Q25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O26]-69)/12)*440" table:style-name="ce4">
            <text:p><text:s/>1.976<text:s/></text:p>
          </table:table-cell>
          <table:table-cell office:value-type="string" office:string-value="\uE32C\uE322\uE323\uE325\uE326" table:formula="of:=COM.MICROSOFT.CONCAT([.B26:.M26])" table:style-name="ce4">
            <text:p><text:s/>\uE32C\uE322\uE323\uE325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" table:formula="of:=[.R25]&amp;&quot;'&quot;&amp;[.Q26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O27]-69)/12)*440" table:style-name="ce4">
            <text:p><text:s/>2.093<text:s/></text:p>
          </table:table-cell>
          <table:table-cell office:value-type="string" office:string-value="\uE32C\uE322\uE325\uE326" table:formula="of:=COM.MICROSOFT.CONCAT([.B27:.M27])" table:style-name="ce4">
            <text:p><text:s/>\uE32C\uE322\uE325\uE326<text:s/></text:p>
          </table:table-cell>
          <table:table-cell office:value-type="string" office:string-value="'\uE32C\uE322\uE325\uE326'," table:formula="of:=&quot;'&quot;&amp;[.Q27]&amp;&quot;',&quot;" table:style-name="ce1">
            <text:p>'\uE32C\uE322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6/D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4"/>
          <table:table-cell office:value-type="string" table:style-name="ce4">
            <text:p>\uE32B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O28]-69)/12)*440" table:style-name="ce4">
            <text:p><text:s/>2.217<text:s/></text:p>
          </table:table-cell>
          <table:table-cell office:value-type="string" office:string-value="\uE32C\uE322\uE324\uE325\uE327\uE328\uE32B" table:formula="of:=COM.MICROSOFT.CONCAT([.B28:.M28])" table:style-name="ce4">
            <text:p><text:s/>\uE32C\uE322\uE324\uE325\uE327\uE328\uE32B<text:s/></text:p>
          </table:table-cell>
          <table:table-cell office:value-type="string" office:string-value="'\uE32C\uE322\uE325\uE326','\uE32C\uE322\uE324\uE325\uE327\uE328\uE32B'," table:formula="of:=[.R27]&amp;&quot;'&quot;&amp;[.Q28]&amp;&quot;',&quot;" table:style-name="ce1">
            <text:p>'\uE32C\uE322\uE325\uE326','\uE32C\uE322\uE324\uE325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O29]-69)/12)*440" table:style-name="ce4">
            <text:p><text:s/>2.349<text:s/></text:p>
          </table:table-cell>
          <table:table-cell office:value-type="string" office:string-value="\uE32C\uE322\uE324\uE325\uE327\uE328" table:formula="of:=COM.MICROSOFT.CONCAT([.B29:.M29])" table:style-name="ce4">
            <text:p><text:s/>\uE32C\uE322\uE324\uE325\uE327\uE328<text:s/></text:p>
          </table:table-cell>
          <table:table-cell office:value-type="string" office:string-value="'\uE32C\uE322\uE325\uE326','\uE32C\uE322\uE324\uE325\uE327\uE328\uE32B','\uE32C\uE322\uE324\uE325\uE327\uE328'," table:formula="of:=[.R28]&amp;&quot;'&quot;&amp;[.Q29]&amp;&quot;',&quot;" table:style-name="ce1">
            <text:p>'\uE32C\uE322\uE325\uE326','\uE32C\uE322\uE324\uE325\uE327\uE328\uE32B','\uE32C\uE322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6/Eb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O30]-69)/12)*440" table:style-name="ce4">
            <text:p><text:s/>2.489<text:s/></text:p>
          </table:table-cell>
          <table:table-cell office:value-type="string" office:string-value="\uE32C\uE323\uE324\uE326\uE327\uE328" table:formula="of:=COM.MICROSOFT.CONCAT([.B30:.M30])" table:style-name="ce4">
            <text:p><text:s/>\uE32C\uE323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" table:formula="of:=[.R29]&amp;&quot;'&quot;&amp;[.Q30]&amp;&quot;',&quot;" table:style-name="ce1">
            <text:p>'\uE32C\uE322\uE325\uE326','\uE32C\uE322\uE324\uE325\uE327\uE328\uE32B','\uE32C\uE322\uE324\uE325\uE327\uE328','\uE32C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O31]-69)/12)*440" table:style-name="ce4">
            <text:p><text:s/>2.637<text:s/></text:p>
          </table:table-cell>
          <table:table-cell office:value-type="string" office:string-value="\uE32C\uE323\uE324\uE326\uE327\uE328\uE32B" table:formula="of:=COM.MICROSOFT.CONCAT([.B31:.M31])" table:style-name="ce4">
            <text:p><text:s/>\uE32C\uE323\uE324\uE326\uE327\uE328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" table:formula="of:=[.R30]&amp;&quot;'&quot;&amp;[.Q31]&amp;&quot;',&quot;" table:style-name="ce1">
            <text:p>'\uE32C\uE322\uE325\uE326','\uE32C\uE322\uE324\uE325\uE327\uE328\uE32B','\uE32C\uE322\uE324\uE325\uE327\uE328','\uE32C\uE323\uE324\uE326\uE327\uE328','\uE32C\uE323\uE324\uE326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O32]-69)/12)*440" table:style-name="ce4">
            <text:p><text:s/>2.794<text:s/></text:p>
          </table:table-cell>
          <table:table-cell office:value-type="string" office:string-value="\uE32C\uE322\uE323\uE325\uE326\uE32B" table:formula="of:=COM.MICROSOFT.CONCAT([.B32:.M32])" table:style-name="ce4">
            <text:p><text:s/>\uE32C\uE322\uE323\uE325\uE326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" table:formula="of:=[.R31]&amp;&quot;'&quot;&amp;[.Q32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6/G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style-name="ce4"/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O33]-69)/12)*440" table:style-name="ce4">
            <text:p><text:s/>2.960<text:s/></text:p>
          </table:table-cell>
          <table:table-cell office:value-type="string" office:string-value="\uE32C\uE322\uE323\uE325\uE326" table:formula="of:=COM.MICROSOFT.CONCAT([.B33:.M33])" table:style-name="ce4">
            <text:p><text:s/>\uE32C\uE322\uE323\uE325\uE326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" table:formula="of:=[.R32]&amp;&quot;'&quot;&amp;[.Q33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O34]-69)/12)*440" table:style-name="ce4">
            <text:p><text:s/>3.136<text:s/></text:p>
          </table:table-cell>
          <table:table-cell office:value-type="string" office:string-value="\uE32C\uE322\uE325" table:formula="of:=COM.MICROSOFT.CONCAT([.B34:.M34])" table:style-name="ce4">
            <text:p><text:s/>\uE32C\uE322\uE325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" table:formula="of:=[.R33]&amp;&quot;'&quot;&amp;[.Q34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6/A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number-columns-repeated="2" table:style-name="ce4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O35]-69)/12)*440" table:style-name="ce4">
            <text:p><text:s/>3.322<text:s/></text:p>
          </table:table-cell>
          <table:table-cell office:value-type="string" office:string-value="\uE32C\uE322\uE324\uE327\uE328\uE329\uE32A\uE32B" table:formula="of:=COM.MICROSOFT.CONCAT([.B35:.M35])" table:style-name="ce4">
            <text:p><text:s/>\uE32C\uE322\uE324\uE327\uE328\uE329\uE32A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" table:formula="of:=[.R34]&amp;&quot;'&quot;&amp;[.Q35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O36]-69)/12)*440" table:style-name="ce4">
            <text:p><text:s/>3.520<text:s/></text:p>
          </table:table-cell>
          <table:table-cell office:value-type="string" office:string-value="\uE32C\uE322\uE324\uE326\uE327\uE328" table:formula="of:=COM.MICROSOFT.CONCAT([.B36:.M36])" table:style-name="ce4">
            <text:p><text:s/>\uE32C\uE322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" table:formula="of:=[.R35]&amp;&quot;'&quot;&amp;[.Q36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</text:p>
          </table:table-cell>
          <table:table-cell table:number-columns-repeated="16366"/>
        </table:table-row>
        <table:table-row table:number-rows-repeated="1048540" table:style-name="ro1">
          <table:table-cell table:number-columns-repeated="16384"/>
        </table:table-row>
      </table:table>
      <table:database-ranges>
        <table:database-range table:target-range-address="Flute_Standard.A1:Flute_Standard.T49" table:display-filter-buttons="true"/>
        <table:database-range table:target-range-address="Saxophone.A1:Saxophone.Z55" table:display-filter-buttons="true"/>
        <table:database-range table:target-range-address="Xaphoon.A1:Xaphoon.K2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4" number:min-integer-digits="1" number:grouping="true"/>
      <number:text> </number:text>
    </number:number-style>
    <number:number-style style:name="N37P1">
      <number:text>-</number:text>
      <number:number number:decimal-places="4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Microsoft Office User</meta:initial-creator>
    <dc:creator>Microsoft Office User</dc:creator>
    <meta:creation-date>2019-07-29T19:20:48Z</meta:creation-date>
    <dc:date>2020-01-13T21:31:44Z</dc:date>
  </office:meta>
</office:document-meta>
</file>